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302410" table:style-name="ce5">
            <text:p>8.302.410</text:p>
          </table:table-cell>
          <table:table-cell office:value-type="float" office:value="1539300" table:style-name="ce5">
            <text:p>1.539.3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2172960" table:style-name="ce6">
            <text:p>12.172.960</text:p>
          </table:table-cell>
          <table:table-cell office:value-type="float" office:value="11383761" table:style-name="ce6">
            <text:p>11.383.761</text:p>
          </table:table-cell>
          <table:table-cell office:value-type="percentage" office:value="0.93516786385562756" table:style-name="ce7">
            <text:p>93,5%</text:p>
          </table:table-cell>
          <table:table-cell office:value-type="float" office:value="6378554" table:style-name="ce5">
            <text:p>6.378.554</text:p>
          </table:table-cell>
          <table:table-cell office:value-type="float" office:value="5577939" table:style-name="ce5">
            <text:p>5.577.939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345815" table:style-name="ce5">
            <text:p>1.345.815</text:p>
          </table:table-cell>
          <table:table-cell office:value-type="float" office:value="203700" table:style-name="ce5">
            <text:p>203.7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899915" table:style-name="ce6">
            <text:p>1.899.915</text:p>
          </table:table-cell>
          <table:table-cell office:value-type="float" office:value="1809240" table:style-name="ce6">
            <text:p>1.809.240</text:p>
          </table:table-cell>
          <table:table-cell office:value-type="percentage" office:value="0.95227418068703074" table:style-name="ce7">
            <text:p>95,2%</text:p>
          </table:table-cell>
          <table:table-cell office:value-type="float" office:value="1000534" table:style-name="ce5">
            <text:p>1.000.534</text:p>
          </table:table-cell>
          <table:table-cell office:value-type="float" office:value="910365" table:style-name="ce5">
            <text:p>910.365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89005" table:style-name="ce5">
            <text:p>1.089.005</text:p>
          </table:table-cell>
          <table:table-cell office:value-type="float" office:value="148800" table:style-name="ce5">
            <text:p>148.8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523405" table:style-name="ce6">
            <text:p>1.523.405</text:p>
          </table:table-cell>
          <table:table-cell office:value-type="float" office:value="1527161" table:style-name="ce6">
            <text:p>1.527.161</text:p>
          </table:table-cell>
          <table:table-cell office:value-type="percentage" office:value="1.0024655295210401" table:style-name="ce7">
            <text:p>100,2%</text:p>
          </table:table-cell>
          <table:table-cell office:value-type="float" office:value="828126" table:style-name="ce5">
            <text:p>828.126</text:p>
          </table:table-cell>
          <table:table-cell office:value-type="float" office:value="749480" table:style-name="ce5">
            <text:p>749.480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118880" table:style-name="ce5">
            <text:p>1.118.880</text:p>
          </table:table-cell>
          <table:table-cell office:value-type="float" office:value="252300" table:style-name="ce5">
            <text:p>252.3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689980" table:style-name="ce6">
            <text:p>1.689.980</text:p>
          </table:table-cell>
          <table:table-cell office:value-type="float" office:value="1452964" table:style-name="ce6">
            <text:p>1.452.964</text:p>
          </table:table-cell>
          <table:table-cell office:value-type="percentage" office:value="0.85975218641640727" table:style-name="ce7">
            <text:p>86,0%</text:p>
          </table:table-cell>
          <table:table-cell office:value-type="float" office:value="804655" table:style-name="ce5">
            <text:p>804.655</text:p>
          </table:table-cell>
          <table:table-cell office:value-type="float" office:value="729706" table:style-name="ce5">
            <text:p>729.706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054490" table:style-name="ce5">
            <text:p>2.054.490</text:p>
          </table:table-cell>
          <table:table-cell office:value-type="float" office:value="443900" table:style-name="ce5">
            <text:p>443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135740" table:style-name="ce6">
            <text:p>3.135.740</text:p>
          </table:table-cell>
          <table:table-cell office:value-type="float" office:value="2817265" table:style-name="ce6">
            <text:p>2.817.265</text:p>
          </table:table-cell>
          <table:table-cell office:value-type="percentage" office:value="0.89843705154126297" table:style-name="ce7">
            <text:p>89,8%</text:p>
          </table:table-cell>
          <table:table-cell office:value-type="float" office:value="1584038" table:style-name="ce5">
            <text:p>1.584.038</text:p>
          </table:table-cell>
          <table:table-cell office:value-type="float" office:value="1377153" table:style-name="ce5">
            <text:p>1.377.153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93925" table:style-name="ce5">
            <text:p>593.925</text:p>
          </table:table-cell>
          <table:table-cell office:value-type="float" office:value="84600" table:style-name="ce5">
            <text:p>84.6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833675" table:style-name="ce6">
            <text:p>833.675</text:p>
          </table:table-cell>
          <table:table-cell office:value-type="float" office:value="778069" table:style-name="ce6">
            <text:p>778.069</text:p>
          </table:table-cell>
          <table:table-cell office:value-type="percentage" office:value="0.93330014693975472" table:style-name="ce7">
            <text:p>93,3%</text:p>
          </table:table-cell>
          <table:table-cell office:value-type="float" office:value="430997" table:style-name="ce5">
            <text:p>430.997</text:p>
          </table:table-cell>
          <table:table-cell office:value-type="float" office:value="377474" table:style-name="ce5">
            <text:p>377.474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551485" table:style-name="ce5">
            <text:p>2.551.485</text:p>
          </table:table-cell>
          <table:table-cell office:value-type="float" office:value="358300" table:style-name="ce5">
            <text:p>358.3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537035" table:style-name="ce6">
            <text:p>3.537.035</text:p>
          </table:table-cell>
          <table:table-cell office:value-type="float" office:value="3380353" table:style-name="ce6">
            <text:p>3.380.353</text:p>
          </table:table-cell>
          <table:table-cell office:value-type="percentage" office:value="0.95570244569250795" table:style-name="ce7">
            <text:p>95,6%</text:p>
          </table:table-cell>
          <table:table-cell office:value-type="float" office:value="1878089" table:style-name="ce5">
            <text:p>1.878.089</text:p>
          </table:table-cell>
          <table:table-cell office:value-type="float" office:value="1676744" table:style-name="ce5">
            <text:p>1.676.744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027475" table:style-name="ce5">
            <text:p>2.027.475</text:p>
          </table:table-cell>
          <table:table-cell office:value-type="float" office:value="330700" table:style-name="ce5">
            <text:p>330.7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920450" table:style-name="ce6">
            <text:p>2.920.450</text:p>
          </table:table-cell>
          <table:table-cell office:value-type="float" office:value="2713573" table:style-name="ce6">
            <text:p>2.713.573</text:p>
          </table:table-cell>
          <table:table-cell office:value-type="percentage" office:value="0.92916262904689351" table:style-name="ce7">
            <text:p>92,9%</text:p>
          </table:table-cell>
          <table:table-cell office:value-type="float" office:value="1531420" table:style-name="ce5">
            <text:p>1.531.420</text:p>
          </table:table-cell>
          <table:table-cell office:value-type="float" office:value="1330737" table:style-name="ce5">
            <text:p>1.330.737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7720280" table:style-name="ce5">
            <text:p>7.720.280</text:p>
          </table:table-cell>
          <table:table-cell office:value-type="float" office:value="1320500" table:style-name="ce5">
            <text:p>1.320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1178380" table:style-name="ce6">
            <text:p>11.178.380</text:p>
          </table:table-cell>
          <table:table-cell office:value-type="float" office:value="9862844" table:style-name="ce6">
            <text:p>9.862.844</text:p>
          </table:table-cell>
          <table:table-cell office:value-type="percentage" office:value="0.88231425304918965" table:style-name="ce7">
            <text:p>88,2%</text:p>
          </table:table-cell>
          <table:table-cell office:value-type="float" office:value="5553197" table:style-name="ce5">
            <text:p>5.553.197</text:p>
          </table:table-cell>
          <table:table-cell office:value-type="float" office:value="4852767" table:style-name="ce5">
            <text:p>4.852.767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040550" table:style-name="ce5">
            <text:p>5.040.550</text:p>
          </table:table-cell>
          <table:table-cell office:value-type="float" office:value="871200" table:style-name="ce5">
            <text:p>871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125800" table:style-name="ce6">
            <text:p>7.125.800</text:p>
          </table:table-cell>
          <table:table-cell office:value-type="float" office:value="6669844" table:style-name="ce6">
            <text:p>6.669.844</text:p>
          </table:table-cell>
          <table:table-cell office:value-type="percentage" office:value="0.93601335990344947" table:style-name="ce7">
            <text:p>93,6%</text:p>
          </table:table-cell>
          <table:table-cell office:value-type="float" office:value="3825339" table:style-name="ce5">
            <text:p>3.825.339</text:p>
          </table:table-cell>
          <table:table-cell office:value-type="float" office:value="3230582" table:style-name="ce5">
            <text:p>3.230.582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081745" table:style-name="ce5">
            <text:p>1.081.745</text:p>
          </table:table-cell>
          <table:table-cell office:value-type="float" office:value="160000" table:style-name="ce5">
            <text:p>160.0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521495" table:style-name="ce6">
            <text:p>1.521.495</text:p>
          </table:table-cell>
          <table:table-cell office:value-type="float" office:value="1520586" table:style-name="ce6">
            <text:p>1.520.586</text:p>
          </table:table-cell>
          <table:table-cell office:value-type="percentage" office:value="0.99940256129661942" table:style-name="ce7">
            <text:p>99,9%</text:p>
          </table:table-cell>
          <table:table-cell office:value-type="float" office:value="846506" table:style-name="ce5">
            <text:p>846.506</text:p>
          </table:table-cell>
          <table:table-cell office:value-type="float" office:value="750099" table:style-name="ce5">
            <text:p>750.099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792905" table:style-name="ce5">
            <text:p>2.792.905</text:p>
          </table:table-cell>
          <table:table-cell office:value-type="float" office:value="383500" table:style-name="ce5">
            <text:p>383.5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903605" table:style-name="ce6">
            <text:p>3.903.605</text:p>
          </table:table-cell>
          <table:table-cell office:value-type="float" office:value="3860145" table:style-name="ce6">
            <text:p>3.860.145</text:p>
          </table:table-cell>
          <table:table-cell office:value-type="percentage" office:value="0.98886670142086608" table:style-name="ce7">
            <text:p>98,9%</text:p>
          </table:table-cell>
          <table:table-cell office:value-type="float" office:value="2117393" table:style-name="ce5">
            <text:p>2.117.393</text:p>
          </table:table-cell>
          <table:table-cell office:value-type="float" office:value="1914211" table:style-name="ce5">
            <text:p>1.914.211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27665" table:style-name="ce5">
            <text:p>327.665</text:p>
          </table:table-cell>
          <table:table-cell office:value-type="float" office:value="49900" table:style-name="ce5">
            <text:p>49.9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54165" table:style-name="ce6">
            <text:p>454.165</text:p>
          </table:table-cell>
          <table:table-cell office:value-type="float" office:value="423627" table:style-name="ce6">
            <text:p>423.627</text:p>
          </table:table-cell>
          <table:table-cell office:value-type="percentage" office:value="0.93276012022062471" table:style-name="ce7">
            <text:p>93,3%</text:p>
          </table:table-cell>
          <table:table-cell office:value-type="float" office:value="242181" table:style-name="ce5">
            <text:p>242.181</text:p>
          </table:table-cell>
          <table:table-cell office:value-type="float" office:value="211713" table:style-name="ce5">
            <text:p>211.713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6784749" table:style-name="ce5">
            <text:p>6.784.749</text:p>
          </table:table-cell>
          <table:table-cell office:value-type="float" office:value="1262700" table:style-name="ce5">
            <text:p>1.262.7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9738299" table:style-name="ce6">
            <text:p>9.738.299</text:p>
          </table:table-cell>
          <table:table-cell office:value-type="float" office:value="8703451" table:style-name="ce6">
            <text:p>8.703.451</text:p>
          </table:table-cell>
          <table:table-cell office:value-type="percentage" office:value="0.8937342137471852" table:style-name="ce7">
            <text:p>89,4%</text:p>
          </table:table-cell>
          <table:table-cell office:value-type="float" office:value="4938701" table:style-name="ce5">
            <text:p>4.938.701</text:p>
          </table:table-cell>
          <table:table-cell office:value-type="float" office:value="4385195" table:style-name="ce5">
            <text:p>4.385.195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481945" table:style-name="ce5">
            <text:p>1.481.945</text:p>
          </table:table-cell>
          <table:table-cell office:value-type="float" office:value="304400" table:style-name="ce5">
            <text:p>304.4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134345" table:style-name="ce6">
            <text:p>2.134.345</text:p>
          </table:table-cell>
          <table:table-cell office:value-type="float" office:value="1962350" table:style-name="ce6">
            <text:p>1.962.350</text:p>
          </table:table-cell>
          <table:table-cell office:value-type="percentage" office:value="0.91941555840316347" table:style-name="ce7">
            <text:p>91,9%</text:p>
          </table:table-cell>
          <table:table-cell office:value-type="float" office:value="1121837" table:style-name="ce5">
            <text:p>1.121.837</text:p>
          </table:table-cell>
          <table:table-cell office:value-type="float" office:value="904735" table:style-name="ce5">
            <text:p>904.735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53595" table:style-name="ce5">
            <text:p>653.595</text:p>
          </table:table-cell>
          <table:table-cell office:value-type="float" office:value="113800" table:style-name="ce5">
            <text:p>113.8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945845" table:style-name="ce6">
            <text:p>945.845</text:p>
          </table:table-cell>
          <table:table-cell office:value-type="float" office:value="880443" table:style-name="ce6">
            <text:p>880.443</text:p>
          </table:table-cell>
          <table:table-cell office:value-type="percentage" office:value="0.93085336392326434" table:style-name="ce7">
            <text:p>93,1%</text:p>
          </table:table-cell>
          <table:table-cell office:value-type="float" office:value="494171" table:style-name="ce5">
            <text:p>494.171</text:p>
          </table:table-cell>
          <table:table-cell office:value-type="float" office:value="437549" table:style-name="ce5">
            <text:p>437.549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234520" table:style-name="ce5">
            <text:p>2.234.520</text:p>
          </table:table-cell>
          <table:table-cell office:value-type="float" office:value="339300" table:style-name="ce5">
            <text:p>339.3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128870" table:style-name="ce6">
            <text:p>3.128.870</text:p>
          </table:table-cell>
          <table:table-cell office:value-type="float" office:value="2977782" table:style-name="ce6">
            <text:p>2.977.782</text:p>
          </table:table-cell>
          <table:table-cell office:value-type="percentage" office:value="0.95171164030464672" table:style-name="ce7">
            <text:p>95,2%</text:p>
          </table:table-cell>
          <table:table-cell office:value-type="float" office:value="1662176" table:style-name="ce5">
            <text:p>1.662.176</text:p>
          </table:table-cell>
          <table:table-cell office:value-type="float" office:value="1494161" table:style-name="ce5">
            <text:p>1.494.161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83880" table:style-name="ce5">
            <text:p>83.880</text:p>
          </table:table-cell>
          <table:table-cell office:value-type="float" office:value="18400" table:style-name="ce5">
            <text:p>18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24530" table:style-name="ce6">
            <text:p>124.530</text:p>
          </table:table-cell>
          <table:table-cell office:value-type="float" office:value="100216" table:style-name="ce6">
            <text:p>100.216</text:p>
          </table:table-cell>
          <table:table-cell office:value-type="percentage" office:value="0.8047538745683771" table:style-name="ce7">
            <text:p>80,5%</text:p>
          </table:table-cell>
          <table:table-cell office:value-type="float" office:value="56320" table:style-name="ce5">
            <text:p>56.320</text:p>
          </table:table-cell>
          <table:table-cell office:value-type="float" office:value="50177" table:style-name="ce5">
            <text:p>50.177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85050" table:style-name="ce5">
            <text:p>85.050</text:p>
          </table:table-cell>
          <table:table-cell office:value-type="float" office:value="19300" table:style-name="ce5">
            <text:p>19.3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25200" table:style-name="ce6">
            <text:p>125.200</text:p>
          </table:table-cell>
          <table:table-cell office:value-type="float" office:value="92657" table:style-name="ce6">
            <text:p>92.657</text:p>
          </table:table-cell>
          <table:table-cell office:value-type="percentage" office:value="0.74007188498402554" table:style-name="ce7">
            <text:p>74,0%</text:p>
          </table:table-cell>
          <table:table-cell office:value-type="float" office:value="53092" table:style-name="ce5">
            <text:p>53.092</text:p>
          </table:table-cell>
          <table:table-cell office:value-type="float" office:value="47858" table:style-name="ce5">
            <text:p>47.858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9897" table:style-name="ce6">
            <text:p>169.897</text:p>
          </table:table-cell>
          <table:table-cell office:value-type="percentage" office:value="0.79551711866946362" table:style-name="ce7">
            <text:p>79,6%</text:p>
          </table:table-cell>
          <table:table-cell office:value-type="float" office:value="91269" table:style-name="ce5">
            <text:p>91.269</text:p>
          </table:table-cell>
          <table:table-cell office:value-type="float" office:value="84737" table:style-name="ce5">
            <text:p>84.737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713" table:style-name="ce6">
            <text:p>4.713</text:p>
          </table:table-cell>
          <table:table-cell office:value-type="percentage" office:value="0.68403483309143687" table:style-name="ce7">
            <text:p>68,4%</text:p>
          </table:table-cell>
          <table:table-cell office:value-type="float" office:value="3578" table:style-name="ce5">
            <text:p>3.578</text:p>
          </table:table-cell>
          <table:table-cell office:value-type="float" office:value="3088" table:style-name="ce5">
            <text:p>3.088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7419737" table:style-name="ce11">
            <text:p>47.419.737</text:p>
          </table:table-cell>
          <table:table-cell office:value-type="float" office:value="8267080" table:style-name="ce12">
            <text:p>8.267.080</text:p>
          </table:table-cell>
          <table:table-cell office:value-type="float" office:value="9979000" table:style-name="ce13">
            <text:p>9.979.0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8314152" table:style-name="ce15">
            <text:p>68.314.152</text:p>
          </table:table-cell>
          <table:table-cell office:value-type="float" office:value="63090941" table:style-name="ce15">
            <text:p>63.090.941</text:p>
          </table:table-cell>
          <table:table-cell office:value-type="percentage" office:value="0.92354130371112564" table:style-name="ce16">
            <text:p>92,4%</text:p>
          </table:table-cell>
          <table:table-cell office:value-type="float" office:value="35442173" table:style-name="ce15">
            <text:p>35.442.173</text:p>
          </table:table-cell>
          <table:table-cell office:value-type="float" office:value="31096470" table:style-name="ce15">
            <text:p>31.096.470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90172" table:style-name="ce23">
            <text:p>4.390.172</text:p>
          </table:table-cell>
          <table:table-cell office:value-type="percentage" office:value="0.94816463899127879" table:style-name="ce24">
            <text:p>94,8%</text:p>
          </table:table-cell>
          <table:table-cell office:value-type="float" office:value="4303162" table:style-name="ce23">
            <text:p>4.303.162</text:p>
          </table:table-cell>
          <table:table-cell office:value-type="percentage" office:value="0.92937270891686907" table:style-name="ce24">
            <text:p>92,9%</text:p>
          </table:table-cell>
          <table:table-cell office:value-type="date" office:date-value="2021-08-19T00:00:00" table:style-name="ce25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4870" table:style-name="ce5">
            <text:p>734.870</text:p>
          </table:table-cell>
          <table:table-cell office:value-type="percentage" office:value="0.93336025950735257" table:style-name="ce26">
            <text:p>93,3%</text:p>
          </table:table-cell>
          <table:table-cell office:value-type="float" office:value="717162" table:style-name="ce5">
            <text:p>717.162</text:p>
          </table:table-cell>
          <table:table-cell office:value-type="percentage" office:value="0.91086928358595676" table:style-name="ce26">
            <text:p>91,1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5974" table:style-name="ce5">
            <text:p>645.974</text:p>
          </table:table-cell>
          <table:table-cell office:value-type="percentage" office:value="0.95506716048287532" table:style-name="ce26">
            <text:p>95,5%</text:p>
          </table:table-cell>
          <table:table-cell office:value-type="float" office:value="630966" table:style-name="ce5">
            <text:p>630.966</text:p>
          </table:table-cell>
          <table:table-cell office:value-type="percentage" office:value="0.93287795790734296" table:style-name="ce26">
            <text:p>93,3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3816" table:style-name="ce5">
            <text:p>543.816</text:p>
          </table:table-cell>
          <table:table-cell office:value-type="percentage" office:value="0.87817355609455183" table:style-name="ce26">
            <text:p>87,8%</text:p>
          </table:table-cell>
          <table:table-cell office:value-type="float" office:value="524337" table:style-name="ce5">
            <text:p>524.337</text:p>
          </table:table-cell>
          <table:table-cell office:value-type="percentage" office:value="0.8467181691637411" table:style-name="ce26">
            <text:p>84,7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83653" table:style-name="ce5">
            <text:p>1.083.653</text:p>
          </table:table-cell>
          <table:table-cell office:value-type="percentage" office:value="0.88948325323505395" table:style-name="ce26">
            <text:p>88,9%</text:p>
          </table:table-cell>
          <table:table-cell office:value-type="float" office:value="1046097" table:style-name="ce5">
            <text:p>1.046.097</text:p>
          </table:table-cell>
          <table:table-cell office:value-type="percentage" office:value="0.85865656511764388" table:style-name="ce26">
            <text:p>85,9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0176" table:style-name="ce5">
            <text:p>340.176</text:p>
          </table:table-cell>
          <table:table-cell office:value-type="percentage" office:value="0.94707477462930068" table:style-name="ce26">
            <text:p>94,7%</text:p>
          </table:table-cell>
          <table:table-cell office:value-type="float" office:value="332960" table:style-name="ce5">
            <text:p>332.960</text:p>
          </table:table-cell>
          <table:table-cell office:value-type="percentage" office:value="0.9269849047568669" table:style-name="ce26">
            <text:p>92,7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5121" table:style-name="ce5">
            <text:p>1.455.121</text:p>
          </table:table-cell>
          <table:table-cell office:value-type="percentage" office:value="0.94974225290153136" table:style-name="ce26">
            <text:p>95,0%</text:p>
          </table:table-cell>
          <table:table-cell office:value-type="float" office:value="1426218" table:style-name="ce5">
            <text:p>1.426.218</text:p>
          </table:table-cell>
          <table:table-cell office:value-type="percentage" office:value="0.93087756719112447" table:style-name="ce26">
            <text:p>93,1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8174" table:style-name="ce5">
            <text:p>1.078.174</text:p>
          </table:table-cell>
          <table:table-cell office:value-type="percentage" office:value="0.93687294820571732" table:style-name="ce26">
            <text:p>93,7%</text:p>
          </table:table-cell>
          <table:table-cell office:value-type="float" office:value="1036738" table:style-name="ce5">
            <text:p>1.036.738</text:p>
          </table:table-cell>
          <table:table-cell office:value-type="percentage" office:value="0.9008673800118524" table:style-name="ce26">
            <text:p>90,1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37627" table:style-name="ce5">
            <text:p>3.937.627</text:p>
          </table:table-cell>
          <table:table-cell office:value-type="percentage" office:value="0.90967532973078868" table:style-name="ce26">
            <text:p>91,0%</text:p>
          </table:table-cell>
          <table:table-cell office:value-type="float" office:value="3771710" table:style-name="ce5">
            <text:p>3.771.710</text:p>
          </table:table-cell>
          <table:table-cell office:value-type="percentage" office:value="0.87134498465672672" table:style-name="ce26">
            <text:p>87,1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35742" table:style-name="ce5">
            <text:p>2.735.742</text:p>
          </table:table-cell>
          <table:table-cell office:value-type="percentage" office:value="0.94367072168298294" table:style-name="ce26">
            <text:p>94,4%</text:p>
          </table:table-cell>
          <table:table-cell office:value-type="float" office:value="2667198" table:style-name="ce5">
            <text:p>2.667.198</text:p>
          </table:table-cell>
          <table:table-cell office:value-type="percentage" office:value="0.92002705720473965" table:style-name="ce26">
            <text:p>92,0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9117" table:style-name="ce5">
            <text:p>609.117</text:p>
          </table:table-cell>
          <table:table-cell office:value-type="percentage" office:value="0.97946414788514968" table:style-name="ce26">
            <text:p>97,9%</text:p>
          </table:table-cell>
          <table:table-cell office:value-type="float" office:value="599326" table:style-name="ce5">
            <text:p>599.326</text:p>
          </table:table-cell>
          <table:table-cell office:value-type="percentage" office:value="0.96372015539775646" table:style-name="ce26">
            <text:p>96,4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4654" table:style-name="ce5">
            <text:p>1.654.654</text:p>
          </table:table-cell>
          <table:table-cell office:value-type="percentage" office:value="0.96195165283899031" table:style-name="ce26">
            <text:p>96,2%</text:p>
          </table:table-cell>
          <table:table-cell office:value-type="float" office:value="1636694" table:style-name="ce5">
            <text:p>1.636.694</text:p>
          </table:table-cell>
          <table:table-cell office:value-type="percentage" office:value="0.95151040549363086" table:style-name="ce26">
            <text:p>95,2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0350" table:style-name="ce5">
            <text:p>180.350</text:p>
          </table:table-cell>
          <table:table-cell office:value-type="percentage" office:value="0.95594744011745936" table:style-name="ce26">
            <text:p>95,6%</text:p>
          </table:table-cell>
          <table:table-cell office:value-type="float" office:value="175263" table:style-name="ce5">
            <text:p>175.263</text:p>
          </table:table-cell>
          <table:table-cell office:value-type="percentage" office:value="0.92898373272695467" table:style-name="ce26">
            <text:p>92,9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80808" table:style-name="ce5">
            <text:p>3.480.808</text:p>
          </table:table-cell>
          <table:table-cell office:value-type="percentage" office:value="0.93262241846806782" table:style-name="ce26">
            <text:p>93,3%</text:p>
          </table:table-cell>
          <table:table-cell office:value-type="float" office:value="3395237" table:style-name="ce5">
            <text:p>3.395.237</text:p>
          </table:table-cell>
          <table:table-cell office:value-type="percentage" office:value="0.90969514613051539" table:style-name="ce26">
            <text:p>91,0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49768" table:style-name="ce5">
            <text:p>749.768</text:p>
          </table:table-cell>
          <table:table-cell office:value-type="percentage" office:value="0.95270091690893932" table:style-name="ce26">
            <text:p>95,3%</text:p>
          </table:table-cell>
          <table:table-cell office:value-type="float" office:value="699777" table:style-name="ce5">
            <text:p>699.777</text:p>
          </table:table-cell>
          <table:table-cell office:value-type="percentage" office:value="0.88917930550755286" table:style-name="ce26">
            <text:p>88,9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1404" table:style-name="ce5">
            <text:p>351.404</text:p>
          </table:table-cell>
          <table:table-cell office:value-type="percentage" office:value="0.93583454505749697" table:style-name="ce26">
            <text:p>93,6%</text:p>
          </table:table-cell>
          <table:table-cell office:value-type="float" office:value="343779" table:style-name="ce5">
            <text:p>343.779</text:p>
          </table:table-cell>
          <table:table-cell office:value-type="percentage" office:value="0.91552817857884727" table:style-name="ce26">
            <text:p>91,6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75566" table:style-name="ce5">
            <text:p>1.275.566</text:p>
          </table:table-cell>
          <table:table-cell office:value-type="percentage" office:value="0.94258752937351287" table:style-name="ce26">
            <text:p>94,3%</text:p>
          </table:table-cell>
          <table:table-cell office:value-type="float" office:value="1254469" table:style-name="ce5">
            <text:p>1.254.469</text:p>
          </table:table-cell>
          <table:table-cell office:value-type="percentage" office:value="0.92699776835197967" table:style-name="ce26">
            <text:p>92,7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583" table:style-name="ce5">
            <text:p>34.583</text:p>
          </table:table-cell>
          <table:table-cell office:value-type="percentage" office:value="0.88724408640771713" table:style-name="ce26">
            <text:p>88,7%</text:p>
          </table:table-cell>
          <table:table-cell office:value-type="float" office:value="33210" table:style-name="ce5">
            <text:p>33.210</text:p>
          </table:table-cell>
          <table:table-cell office:value-type="percentage" office:value="0.85201908769049206" table:style-name="ce26">
            <text:p>85,2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386" table:style-name="ce5">
            <text:p>31.386</text:p>
          </table:table-cell>
          <table:table-cell office:value-type="percentage" office:value="0.84314304902619208" table:style-name="ce26">
            <text:p>84,3%</text:p>
          </table:table-cell>
          <table:table-cell office:value-type="float" office:value="30527" table:style-name="ce5">
            <text:p>30.527</text:p>
          </table:table-cell>
          <table:table-cell office:value-type="percentage" office:value="0.82006715916722628" table:style-name="ce26">
            <text:p>82,0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860" table:style-name="ce5">
            <text:p>34.860</text:p>
          </table:table-cell>
          <table:table-cell office:value-type="string" table:style-name="ce26">
            <text:p>-</text:p>
          </table:table-cell>
          <table:table-cell office:value-type="float" office:value="32996" table:style-name="ce5">
            <text:p>32.996</text:p>
          </table:table-cell>
          <table:table-cell office:value-type="string" table:style-name="ce26">
            <text:p>-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50" table:style-name="ce5">
            <text:p>1.550</text:p>
          </table:table-cell>
          <table:table-cell office:value-type="string" table:style-name="ce26">
            <text:p>-</text:p>
          </table:table-cell>
          <table:table-cell office:value-type="float" office:value="1420" table:style-name="ce5">
            <text:p>1.420</text:p>
          </table:table-cell>
          <table:table-cell office:value-type="string" table:style-name="ce26">
            <text:p>-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349371" table:style-name="ce15">
            <text:p>25.349.371</text:p>
          </table:table-cell>
          <table:table-cell office:value-type="percentage" office:value="0.93691895261467484" table:style-name="ce16">
            <text:p>93,7%</text:p>
          </table:table-cell>
          <table:table-cell office:value-type="float" office:value="24659246" table:style-name="ce15">
            <text:p>24.659.246</text:p>
          </table:table-cell>
          <table:table-cell office:value-type="percentage" office:value="0.91141176381014" table:style-name="ce16">
            <text:p>91,1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020" table:style-name="ce35">
            <text:p>433.020</text:p>
          </table:table-cell>
          <table:table-cell office:value-type="percentage" office:value="1" table:style-name="ce36">
            <text:p>100,0%</text:p>
          </table:table-cell>
          <table:table-cell office:value-type="float" office:value="651323" table:style-name="ce35">
            <text:p>651.323</text:p>
          </table:table-cell>
          <table:table-cell office:value-type="percentage" office:value="1" table:style-name="ce36">
            <text:p>100,0%</text:p>
          </table:table-cell>
          <table:table-cell office:value-type="float" office:value="916552" table:style-name="ce35">
            <text:p>916.552</text:p>
          </table:table-cell>
          <table:table-cell office:value-type="percentage" office:value="1" table:style-name="ce36">
            <text:p>100,0%</text:p>
          </table:table-cell>
          <table:table-cell office:value-type="float" office:value="1188063" table:style-name="ce35">
            <text:p>1.188.063</text:p>
          </table:table-cell>
          <table:table-cell office:value-type="percentage" office:value="0.9391646462785993" table:style-name="ce36">
            <text:p>93,9%</text:p>
          </table:table-cell>
          <table:table-cell office:value-type="float" office:value="1201214" table:style-name="ce35">
            <text:p>1.201.214</text:p>
          </table:table-cell>
          <table:table-cell office:value-type="percentage" office:value="0.86723114487327402" table:style-name="ce36">
            <text:p>86,7%</text:p>
          </table:table-cell>
          <table:table-cell office:value-type="float" office:value="859523" table:style-name="ce35">
            <text:p>859.523</text:p>
          </table:table-cell>
          <table:table-cell office:value-type="percentage" office:value="0.75382405278995135" table:style-name="ce36">
            <text:p>75,4%</text:p>
          </table:table-cell>
          <table:table-cell office:value-type="float" office:value="664183" table:style-name="ce35">
            <text:p>664.183</text:p>
          </table:table-cell>
          <table:table-cell office:value-type="percentage" office:value="0.71519653871334554" table:style-name="ce36">
            <text:p>71,5%</text:p>
          </table:table-cell>
          <table:table-cell office:value-type="float" office:value="464676" table:style-name="ce35">
            <text:p>464.676</text:p>
          </table:table-cell>
          <table:table-cell office:value-type="percentage" office:value="0.6171758264964996" table:style-name="ce36">
            <text:p>61,7%</text:p>
          </table:table-cell>
          <table:table-cell office:value-type="float" office:value="6378554" table:style-name="ce35">
            <text:p>6.378.554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5595483076634049" table:style-name="ce36">
            <text:p>85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13" table:style-name="ce38">
            <text:p>101.013</text:p>
          </table:table-cell>
          <table:table-cell office:value-type="percentage" office:value="1" table:style-name="ce39">
            <text:p>100,0%</text:p>
          </table:table-cell>
          <table:table-cell office:value-type="float" office:value="118817" table:style-name="ce38">
            <text:p>118.817</text:p>
          </table:table-cell>
          <table:table-cell office:value-type="percentage" office:value="0.99883989744020851" table:style-name="ce39">
            <text:p>99,9%</text:p>
          </table:table-cell>
          <table:table-cell office:value-type="float" office:value="152610" table:style-name="ce38">
            <text:p>152.610</text:p>
          </table:table-cell>
          <table:table-cell office:value-type="percentage" office:value="0.97597319127437376" table:style-name="ce39">
            <text:p>97,6%</text:p>
          </table:table-cell>
          <table:table-cell office:value-type="float" office:value="181672" table:style-name="ce38">
            <text:p>181.672</text:p>
          </table:table-cell>
          <table:table-cell office:value-type="percentage" office:value="0.91630435879071548" table:style-name="ce39">
            <text:p>91,6%</text:p>
          </table:table-cell>
          <table:table-cell office:value-type="float" office:value="180758" table:style-name="ce38">
            <text:p>180.758</text:p>
          </table:table-cell>
          <table:table-cell office:value-type="percentage" office:value="0.84095783533308832" table:style-name="ce39">
            <text:p>84,1%</text:p>
          </table:table-cell>
          <table:table-cell office:value-type="float" office:value="115441" table:style-name="ce38">
            <text:p>115.441</text:p>
          </table:table-cell>
          <table:table-cell office:value-type="percentage" office:value="0.70268312576847691" table:style-name="ce39">
            <text:p>70,3%</text:p>
          </table:table-cell>
          <table:table-cell office:value-type="float" office:value="90212" table:style-name="ce38">
            <text:p>90.212</text:p>
          </table:table-cell>
          <table:table-cell office:value-type="percentage" office:value="0.69180451070160509" table:style-name="ce39">
            <text:p>69,2%</text:p>
          </table:table-cell>
          <table:table-cell office:value-type="float" office:value="60011" table:style-name="ce38">
            <text:p>60.011</text:p>
          </table:table-cell>
          <table:table-cell office:value-type="percentage" office:value="0.58201514901705964" table:style-name="ce39">
            <text:p>58,2%</text:p>
          </table:table-cell>
          <table:table-cell office:value-type="float" office:value="1000534" table:style-name="ce38">
            <text:p>1.000.534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4423702298643022" table:style-name="ce39">
            <text:p>8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26" table:style-name="ce38">
            <text:p>88.726</text:p>
          </table:table-cell>
          <table:table-cell office:value-type="percentage" office:value="1" table:style-name="ce39">
            <text:p>100,0%</text:p>
          </table:table-cell>
          <table:table-cell office:value-type="float" office:value="113992" table:style-name="ce38">
            <text:p>113.992</text:p>
          </table:table-cell>
          <table:table-cell office:value-type="percentage" office:value="1" table:style-name="ce39">
            <text:p>100,0%</text:p>
          </table:table-cell>
          <table:table-cell office:value-type="float" office:value="146293" table:style-name="ce38">
            <text:p>146.293</text:p>
          </table:table-cell>
          <table:table-cell office:value-type="percentage" office:value="0.9775545933231764" table:style-name="ce39">
            <text:p>97,8%</text:p>
          </table:table-cell>
          <table:table-cell office:value-type="float" office:value="150480" table:style-name="ce38">
            <text:p>150.480</text:p>
          </table:table-cell>
          <table:table-cell office:value-type="percentage" office:value="0.92520520151249652" table:style-name="ce39">
            <text:p>92,5%</text:p>
          </table:table-cell>
          <table:table-cell office:value-type="float" office:value="146483" table:style-name="ce38">
            <text:p>146.483</text:p>
          </table:table-cell>
          <table:table-cell office:value-type="percentage" office:value="0.87718048061894804" table:style-name="ce39">
            <text:p>87,7%</text:p>
          </table:table-cell>
          <table:table-cell office:value-type="float" office:value="85326" table:style-name="ce38">
            <text:p>85.326</text:p>
          </table:table-cell>
          <table:table-cell office:value-type="percentage" office:value="0.7455242855020926" table:style-name="ce39">
            <text:p>74,6%</text:p>
          </table:table-cell>
          <table:table-cell office:value-type="float" office:value="57414" table:style-name="ce38">
            <text:p>57.414</text:p>
          </table:table-cell>
          <table:table-cell office:value-type="percentage" office:value="0.72573978334239231" table:style-name="ce39">
            <text:p>72,6%</text:p>
          </table:table-cell>
          <table:table-cell office:value-type="float" office:value="39412" table:style-name="ce38">
            <text:p>39.412</text:p>
          </table:table-cell>
          <table:table-cell office:value-type="percentage" office:value="0.61581249999999998" table:style-name="ce39">
            <text:p>61,6%</text:p>
          </table:table-cell>
          <table:table-cell office:value-type="float" office:value="828126" table:style-name="ce38">
            <text:p>828.12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8671384380149632" table:style-name="ce39">
            <text:p>8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170" table:style-name="ce38">
            <text:p>51.170</text:p>
          </table:table-cell>
          <table:table-cell office:value-type="percentage" office:value="1" table:style-name="ce39">
            <text:p>100,0%</text:p>
          </table:table-cell>
          <table:table-cell office:value-type="float" office:value="78612" table:style-name="ce38">
            <text:p>78.612</text:p>
          </table:table-cell>
          <table:table-cell office:value-type="percentage" office:value="0.97635252620597146" table:style-name="ce39">
            <text:p>97,6%</text:p>
          </table:table-cell>
          <table:table-cell office:value-type="float" office:value="108532" table:style-name="ce38">
            <text:p>108.532</text:p>
          </table:table-cell>
          <table:table-cell office:value-type="percentage" office:value="0.92579607782924311" table:style-name="ce39">
            <text:p>92,6%</text:p>
          </table:table-cell>
          <table:table-cell office:value-type="float" office:value="146007" table:style-name="ce38">
            <text:p>146.007</text:p>
          </table:table-cell>
          <table:table-cell office:value-type="percentage" office:value="0.88063716472553788" table:style-name="ce39">
            <text:p>88,1%</text:p>
          </table:table-cell>
          <table:table-cell office:value-type="float" office:value="159495" table:style-name="ce38">
            <text:p>159.495</text:p>
          </table:table-cell>
          <table:table-cell office:value-type="percentage" office:value="0.77360165298876671" table:style-name="ce39">
            <text:p>77,4%</text:p>
          </table:table-cell>
          <table:table-cell office:value-type="float" office:value="114511" table:style-name="ce38">
            <text:p>114.511</text:p>
          </table:table-cell>
          <table:table-cell office:value-type="percentage" office:value="0.62853551570638955" table:style-name="ce39">
            <text:p>62,9%</text:p>
          </table:table-cell>
          <table:table-cell office:value-type="float" office:value="84934" table:style-name="ce38">
            <text:p>84.934</text:p>
          </table:table-cell>
          <table:table-cell office:value-type="percentage" office:value="0.6157225500572705" table:style-name="ce39">
            <text:p>61,6%</text:p>
          </table:table-cell>
          <table:table-cell office:value-type="float" office:value="61394" table:style-name="ce38">
            <text:p>61.394</text:p>
          </table:table-cell>
          <table:table-cell office:value-type="percentage" office:value="0.64300377042312529" table:style-name="ce39">
            <text:p>64,3%</text:p>
          </table:table-cell>
          <table:table-cell office:value-type="float" office:value="804655" table:style-name="ce38">
            <text:p>804.655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7754436077293021" table:style-name="ce39">
            <text:p>7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482" table:style-name="ce38">
            <text:p>92.482</text:p>
          </table:table-cell>
          <table:table-cell office:value-type="percentage" office:value="1" table:style-name="ce39">
            <text:p>100,0%</text:p>
          </table:table-cell>
          <table:table-cell office:value-type="float" office:value="150294" table:style-name="ce38">
            <text:p>150.294</text:p>
          </table:table-cell>
          <table:table-cell office:value-type="percentage" office:value="0.9725815532158596" table:style-name="ce39">
            <text:p>97,3%</text:p>
          </table:table-cell>
          <table:table-cell office:value-type="float" office:value="221018" table:style-name="ce38">
            <text:p>221.018</text:p>
          </table:table-cell>
          <table:table-cell office:value-type="percentage" office:value="0.94013407517057157" table:style-name="ce39">
            <text:p>94,0%</text:p>
          </table:table-cell>
          <table:table-cell office:value-type="float" office:value="314169" table:style-name="ce38">
            <text:p>314.169</text:p>
          </table:table-cell>
          <table:table-cell office:value-type="percentage" office:value="0.89631453416716123" table:style-name="ce39">
            <text:p>89,6%</text:p>
          </table:table-cell>
          <table:table-cell office:value-type="float" office:value="305690" table:style-name="ce38">
            <text:p>305.690</text:p>
          </table:table-cell>
          <table:table-cell office:value-type="percentage" office:value="0.78801517823078748" table:style-name="ce39">
            <text:p>78,8%</text:p>
          </table:table-cell>
          <table:table-cell office:value-type="float" office:value="214212" table:style-name="ce38">
            <text:p>214.212</text:p>
          </table:table-cell>
          <table:table-cell office:value-type="percentage" office:value="0.6889307698739926" table:style-name="ce39">
            <text:p>68,9%</text:p>
          </table:table-cell>
          <table:table-cell office:value-type="float" office:value="168619" table:style-name="ce38">
            <text:p>168.619</text:p>
          </table:table-cell>
          <table:table-cell office:value-type="percentage" office:value="0.66979280868169755" table:style-name="ce39">
            <text:p>67,0%</text:p>
          </table:table-cell>
          <table:table-cell office:value-type="float" office:value="117554" table:style-name="ce38">
            <text:p>117.554</text:p>
          </table:table-cell>
          <table:table-cell office:value-type="percentage" office:value="0.65381513595888696" table:style-name="ce39">
            <text:p>65,4%</text:p>
          </table:table-cell>
          <table:table-cell office:value-type="float" office:value="1584038" table:style-name="ce38">
            <text:p>1.584.03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0786362936269041" table:style-name="ce39">
            <text:p>8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34" table:style-name="ce38">
            <text:p>42.334</text:p>
          </table:table-cell>
          <table:table-cell office:value-type="percentage" office:value="1" table:style-name="ce39">
            <text:p>100,0%</text:p>
          </table:table-cell>
          <table:table-cell office:value-type="float" office:value="55918" table:style-name="ce38">
            <text:p>55.918</text:p>
          </table:table-cell>
          <table:table-cell office:value-type="percentage" office:value="1" table:style-name="ce39">
            <text:p>100,0%</text:p>
          </table:table-cell>
          <table:table-cell office:value-type="float" office:value="75668" table:style-name="ce38">
            <text:p>75.668</text:p>
          </table:table-cell>
          <table:table-cell office:value-type="percentage" office:value="0.97831792617493052" table:style-name="ce39">
            <text:p>97,8%</text:p>
          </table:table-cell>
          <table:table-cell office:value-type="float" office:value="82289" table:style-name="ce38">
            <text:p>82.289</text:p>
          </table:table-cell>
          <table:table-cell office:value-type="percentage" office:value="0.91468809746120672" table:style-name="ce39">
            <text:p>91,5%</text:p>
          </table:table-cell>
          <table:table-cell office:value-type="float" office:value="83967" table:style-name="ce38">
            <text:p>83.967</text:p>
          </table:table-cell>
          <table:table-cell office:value-type="percentage" office:value="0.85883050864793542" table:style-name="ce39">
            <text:p>85,9%</text:p>
          </table:table-cell>
          <table:table-cell office:value-type="float" office:value="49307" table:style-name="ce38">
            <text:p>49.307</text:p>
          </table:table-cell>
          <table:table-cell office:value-type="percentage" office:value="0.69965802505924257" table:style-name="ce39">
            <text:p>70,0%</text:p>
          </table:table-cell>
          <table:table-cell office:value-type="float" office:value="31295" table:style-name="ce38">
            <text:p>31.295</text:p>
          </table:table-cell>
          <table:table-cell office:value-type="percentage" office:value="0.61964161964161968" table:style-name="ce39">
            <text:p>62,0%</text:p>
          </table:table-cell>
          <table:table-cell office:value-type="float" office:value="10219" table:style-name="ce38">
            <text:p>10.219</text:p>
          </table:table-cell>
          <table:table-cell office:value-type="percentage" office:value="0.23244546550508383" table:style-name="ce39">
            <text:p>23,2%</text:p>
          </table:table-cell>
          <table:table-cell office:value-type="float" office:value="430997" table:style-name="ce38">
            <text:p>430.99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2231405747080388" table:style-name="ce39">
            <text:p>8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983" table:style-name="ce38">
            <text:p>228.983</text:p>
          </table:table-cell>
          <table:table-cell office:value-type="percentage" office:value="1" table:style-name="ce39">
            <text:p>100,0%</text:p>
          </table:table-cell>
          <table:table-cell office:value-type="float" office:value="249774" table:style-name="ce38">
            <text:p>249.774</text:p>
          </table:table-cell>
          <table:table-cell office:value-type="percentage" office:value="1" table:style-name="ce39">
            <text:p>100,0%</text:p>
          </table:table-cell>
          <table:table-cell office:value-type="float" office:value="317018" table:style-name="ce38">
            <text:p>317.018</text:p>
          </table:table-cell>
          <table:table-cell office:value-type="percentage" office:value="0.99511261084516989" table:style-name="ce39">
            <text:p>99,5%</text:p>
          </table:table-cell>
          <table:table-cell office:value-type="float" office:value="346706" table:style-name="ce38">
            <text:p>346.706</text:p>
          </table:table-cell>
          <table:table-cell office:value-type="percentage" office:value="0.90957171902669376" table:style-name="ce39">
            <text:p>91,0%</text:p>
          </table:table-cell>
          <table:table-cell office:value-type="float" office:value="312640" table:style-name="ce38">
            <text:p>312.640</text:p>
          </table:table-cell>
          <table:table-cell office:value-type="percentage" office:value="0.86054417087571045" table:style-name="ce39">
            <text:p>86,1%</text:p>
          </table:table-cell>
          <table:table-cell office:value-type="float" office:value="200488" table:style-name="ce38">
            <text:p>200.488</text:p>
          </table:table-cell>
          <table:table-cell office:value-type="percentage" office:value="0.74869577232311235" table:style-name="ce39">
            <text:p>74,9%</text:p>
          </table:table-cell>
          <table:table-cell office:value-type="float" office:value="151452" table:style-name="ce38">
            <text:p>151.452</text:p>
          </table:table-cell>
          <table:table-cell office:value-type="percentage" office:value="0.71776158023942449" table:style-name="ce39">
            <text:p>71,8%</text:p>
          </table:table-cell>
          <table:table-cell office:value-type="float" office:value="71028" table:style-name="ce38">
            <text:p>71.028</text:p>
          </table:table-cell>
          <table:table-cell office:value-type="percentage" office:value="0.42958232028159815" table:style-name="ce39">
            <text:p>43,0%</text:p>
          </table:table-cell>
          <table:table-cell office:value-type="float" office:value="1878089" table:style-name="ce38">
            <text:p>1.878.08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629920326359114" table:style-name="ce39">
            <text:p>8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51" table:style-name="ce38">
            <text:p>137.651</text:p>
          </table:table-cell>
          <table:table-cell office:value-type="percentage" office:value="1" table:style-name="ce39">
            <text:p>100,0%</text:p>
          </table:table-cell>
          <table:table-cell office:value-type="float" office:value="157877" table:style-name="ce38">
            <text:p>157.877</text:p>
          </table:table-cell>
          <table:table-cell office:value-type="percentage" office:value="0.9923067736846406" table:style-name="ce39">
            <text:p>99,2%</text:p>
          </table:table-cell>
          <table:table-cell office:value-type="float" office:value="219688" table:style-name="ce38">
            <text:p>219.688</text:p>
          </table:table-cell>
          <table:table-cell office:value-type="percentage" office:value="1" table:style-name="ce39">
            <text:p>100,0%</text:p>
          </table:table-cell>
          <table:table-cell office:value-type="float" office:value="282001" table:style-name="ce38">
            <text:p>282.001</text:p>
          </table:table-cell>
          <table:table-cell office:value-type="percentage" office:value="0.91714203943046335" table:style-name="ce39">
            <text:p>91,7%</text:p>
          </table:table-cell>
          <table:table-cell office:value-type="float" office:value="280957" table:style-name="ce38">
            <text:p>280.957</text:p>
          </table:table-cell>
          <table:table-cell office:value-type="percentage" office:value="0.84982683262503589" table:style-name="ce39">
            <text:p>85,0%</text:p>
          </table:table-cell>
          <table:table-cell office:value-type="float" office:value="195159" table:style-name="ce38">
            <text:p>195.159</text:p>
          </table:table-cell>
          <table:table-cell office:value-type="percentage" office:value="0.7339536143151022" table:style-name="ce39">
            <text:p>73,4%</text:p>
          </table:table-cell>
          <table:table-cell office:value-type="float" office:value="156395" table:style-name="ce38">
            <text:p>156.395</text:p>
          </table:table-cell>
          <table:table-cell office:value-type="percentage" office:value="0.7171154895478451" table:style-name="ce39">
            <text:p>71,7%</text:p>
          </table:table-cell>
          <table:table-cell office:value-type="float" office:value="101692" table:style-name="ce38">
            <text:p>101.692</text:p>
          </table:table-cell>
          <table:table-cell office:value-type="percentage" office:value="0.58453084404386912" table:style-name="ce39">
            <text:p>58,5%</text:p>
          </table:table-cell>
          <table:table-cell office:value-type="float" office:value="1531420" table:style-name="ce38">
            <text:p>1.531.420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4665720174437631" table:style-name="ce39">
            <text:p>8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665" table:style-name="ce38">
            <text:p>457.665</text:p>
          </table:table-cell>
          <table:table-cell office:value-type="percentage" office:value="1" table:style-name="ce39">
            <text:p>100,0%</text:p>
          </table:table-cell>
          <table:table-cell office:value-type="float" office:value="615497" table:style-name="ce38">
            <text:p>615.497</text:p>
          </table:table-cell>
          <table:table-cell office:value-type="percentage" office:value="0.96884109984070321" table:style-name="ce39">
            <text:p>96,9%</text:p>
          </table:table-cell>
          <table:table-cell office:value-type="float" office:value="788782" table:style-name="ce38">
            <text:p>788.782</text:p>
          </table:table-cell>
          <table:table-cell office:value-type="percentage" office:value="0.94173479913656422" table:style-name="ce39">
            <text:p>94,2%</text:p>
          </table:table-cell>
          <table:table-cell office:value-type="float" office:value="996151" table:style-name="ce38">
            <text:p>996.151</text:p>
          </table:table-cell>
          <table:table-cell office:value-type="percentage" office:value="0.91241000934254157" table:style-name="ce39">
            <text:p>91,2%</text:p>
          </table:table-cell>
          <table:table-cell office:value-type="float" office:value="1079532" table:style-name="ce38">
            <text:p>1.079.532</text:p>
          </table:table-cell>
          <table:table-cell office:value-type="percentage" office:value="0.81984271941249509" table:style-name="ce39">
            <text:p>82,0%</text:p>
          </table:table-cell>
          <table:table-cell office:value-type="float" office:value="698449" table:style-name="ce38">
            <text:p>698.449</text:p>
          </table:table-cell>
          <table:table-cell office:value-type="percentage" office:value="0.66859490050275117" table:style-name="ce39">
            <text:p>66,9%</text:p>
          </table:table-cell>
          <table:table-cell office:value-type="float" office:value="537374" table:style-name="ce38">
            <text:p>537.374</text:p>
          </table:table-cell>
          <table:table-cell office:value-type="percentage" office:value="0.64054306948690898" table:style-name="ce39">
            <text:p>64,1%</text:p>
          </table:table-cell>
          <table:table-cell office:value-type="float" office:value="379747" table:style-name="ce38">
            <text:p>379.747</text:p>
          </table:table-cell>
          <table:table-cell office:value-type="percentage" office:value="0.5787361734682992" table:style-name="ce39">
            <text:p>57,9%</text:p>
          </table:table-cell>
          <table:table-cell office:value-type="float" office:value="5553197" table:style-name="ce38">
            <text:p>5.553.19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0851862744527081" table:style-name="ce39">
            <text:p>8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423" table:style-name="ce38">
            <text:p>296.423</text:p>
          </table:table-cell>
          <table:table-cell office:value-type="percentage" office:value="1" table:style-name="ce39">
            <text:p>100,0%</text:p>
          </table:table-cell>
          <table:table-cell office:value-type="float" office:value="432851" table:style-name="ce38">
            <text:p>432.851</text:p>
          </table:table-cell>
          <table:table-cell office:value-type="percentage" office:value="0.98855575500956927" table:style-name="ce39">
            <text:p>98,9%</text:p>
          </table:table-cell>
          <table:table-cell office:value-type="float" office:value="563347" table:style-name="ce38">
            <text:p>563.347</text:p>
          </table:table-cell>
          <table:table-cell office:value-type="percentage" office:value="0.97007032552244765" table:style-name="ce39">
            <text:p>97,0%</text:p>
          </table:table-cell>
          <table:table-cell office:value-type="float" office:value="707527" table:style-name="ce38">
            <text:p>707.527</text:p>
          </table:table-cell>
          <table:table-cell office:value-type="percentage" office:value="0.94044267572647255" table:style-name="ce39">
            <text:p>94,0%</text:p>
          </table:table-cell>
          <table:table-cell office:value-type="float" office:value="735594" table:style-name="ce38">
            <text:p>735.594</text:p>
          </table:table-cell>
          <table:table-cell office:value-type="percentage" office:value="0.86379094115933996" table:style-name="ce39">
            <text:p>86,4%</text:p>
          </table:table-cell>
          <table:table-cell office:value-type="float" office:value="465245" table:style-name="ce38">
            <text:p>465.245</text:p>
          </table:table-cell>
          <table:table-cell office:value-type="percentage" office:value="0.71713070647189481" table:style-name="ce39">
            <text:p>71,7%</text:p>
          </table:table-cell>
          <table:table-cell office:value-type="float" office:value="364496" table:style-name="ce38">
            <text:p>364.496</text:p>
          </table:table-cell>
          <table:table-cell office:value-type="percentage" office:value="0.70621514901400051" table:style-name="ce39">
            <text:p>70,6%</text:p>
          </table:table-cell>
          <table:table-cell office:value-type="float" office:value="259856" table:style-name="ce38">
            <text:p>259.856</text:p>
          </table:table-cell>
          <table:table-cell office:value-type="percentage" office:value="0.61210135420028222" table:style-name="ce39">
            <text:p>61,2%</text:p>
          </table:table-cell>
          <table:table-cell office:value-type="float" office:value="3825339" table:style-name="ce38">
            <text:p>3.825.33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522610989651459" table:style-name="ce39">
            <text:p>8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42" table:style-name="ce38">
            <text:p>78.142</text:p>
          </table:table-cell>
          <table:table-cell office:value-type="percentage" office:value="1" table:style-name="ce39">
            <text:p>100,0%</text:p>
          </table:table-cell>
          <table:table-cell office:value-type="float" office:value="95753" table:style-name="ce38">
            <text:p>95.753</text:p>
          </table:table-cell>
          <table:table-cell office:value-type="percentage" office:value="1" table:style-name="ce39">
            <text:p>100,0%</text:p>
          </table:table-cell>
          <table:table-cell office:value-type="float" office:value="131808" table:style-name="ce38">
            <text:p>131.808</text:p>
          </table:table-cell>
          <table:table-cell office:value-type="percentage" office:value="1" table:style-name="ce39">
            <text:p>100,0%</text:p>
          </table:table-cell>
          <table:table-cell office:value-type="float" office:value="159663" table:style-name="ce38">
            <text:p>159.663</text:p>
          </table:table-cell>
          <table:table-cell office:value-type="percentage" office:value="0.94354552760968224" table:style-name="ce39">
            <text:p>94,4%</text:p>
          </table:table-cell>
          <table:table-cell office:value-type="float" office:value="143751" table:style-name="ce38">
            <text:p>143.751</text:p>
          </table:table-cell>
          <table:table-cell office:value-type="percentage" office:value="0.90129409256774551" table:style-name="ce39">
            <text:p>90,1%</text:p>
          </table:table-cell>
          <table:table-cell office:value-type="float" office:value="108238" table:style-name="ce38">
            <text:p>108.238</text:p>
          </table:table-cell>
          <table:table-cell office:value-type="percentage" office:value="0.81089909274118022" table:style-name="ce39">
            <text:p>81,1%</text:p>
          </table:table-cell>
          <table:table-cell office:value-type="float" office:value="82869" table:style-name="ce38">
            <text:p>82.869</text:p>
          </table:table-cell>
          <table:table-cell office:value-type="percentage" office:value="0.73128309212848575" table:style-name="ce39">
            <text:p>73,1%</text:p>
          </table:table-cell>
          <table:table-cell office:value-type="float" office:value="46282" table:style-name="ce38">
            <text:p>46.282</text:p>
          </table:table-cell>
          <table:table-cell office:value-type="percentage" office:value="0.5461002949852507" table:style-name="ce39">
            <text:p>54,6%</text:p>
          </table:table-cell>
          <table:table-cell office:value-type="float" office:value="846506" table:style-name="ce38">
            <text:p>846.50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8784681106355223" table:style-name="ce39">
            <text:p>8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625" table:style-name="ce38">
            <text:p>241.625</text:p>
          </table:table-cell>
          <table:table-cell office:value-type="percentage" office:value="1" table:style-name="ce39">
            <text:p>100,0%</text:p>
          </table:table-cell>
          <table:table-cell office:value-type="float" office:value="290251" table:style-name="ce38">
            <text:p>290.251</text:p>
          </table:table-cell>
          <table:table-cell office:value-type="percentage" office:value="1" table:style-name="ce39">
            <text:p>100,0%</text:p>
          </table:table-cell>
          <table:table-cell office:value-type="float" office:value="341297" table:style-name="ce38">
            <text:p>341.297</text:p>
          </table:table-cell>
          <table:table-cell office:value-type="percentage" office:value="0.98377180213704896" table:style-name="ce39">
            <text:p>98,4%</text:p>
          </table:table-cell>
          <table:table-cell office:value-type="float" office:value="384789" table:style-name="ce38">
            <text:p>384.789</text:p>
          </table:table-cell>
          <table:table-cell office:value-type="percentage" office:value="0.94801534409653876" table:style-name="ce39">
            <text:p>94,8%</text:p>
          </table:table-cell>
          <table:table-cell office:value-type="float" office:value="396692" table:style-name="ce38">
            <text:p>396.692</text:p>
          </table:table-cell>
          <table:table-cell office:value-type="percentage" office:value="0.8950207684202689" table:style-name="ce39">
            <text:p>89,5%</text:p>
          </table:table-cell>
          <table:table-cell office:value-type="float" office:value="245721" table:style-name="ce38">
            <text:p>245.721</text:p>
          </table:table-cell>
          <table:table-cell office:value-type="percentage" office:value="0.75978639984168606" table:style-name="ce39">
            <text:p>76,0%</text:p>
          </table:table-cell>
          <table:table-cell office:value-type="float" office:value="173758" table:style-name="ce38">
            <text:p>173.758</text:p>
          </table:table-cell>
          <table:table-cell office:value-type="percentage" office:value="0.75226100848121702" table:style-name="ce39">
            <text:p>75,2%</text:p>
          </table:table-cell>
          <table:table-cell office:value-type="float" office:value="43260" table:style-name="ce38">
            <text:p>43.260</text:p>
          </table:table-cell>
          <table:table-cell office:value-type="percentage" office:value="0.24032398740048999" table:style-name="ce39">
            <text:p>24,0%</text:p>
          </table:table-cell>
          <table:table-cell office:value-type="float" office:value="2117393" table:style-name="ce38">
            <text:p>2.117.39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6265862211279953" table:style-name="ce39">
            <text:p>8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2" table:style-name="ce38">
            <text:p>23.332</text:p>
          </table:table-cell>
          <table:table-cell office:value-type="percentage" office:value="1" table:style-name="ce39">
            <text:p>100,0%</text:p>
          </table:table-cell>
          <table:table-cell office:value-type="float" office:value="28592" table:style-name="ce38">
            <text:p>28.592</text:p>
          </table:table-cell>
          <table:table-cell office:value-type="percentage" office:value="1" table:style-name="ce39">
            <text:p>100,0%</text:p>
          </table:table-cell>
          <table:table-cell office:value-type="float" office:value="37662" table:style-name="ce38">
            <text:p>37.662</text:p>
          </table:table-cell>
          <table:table-cell office:value-type="percentage" office:value="0.99851529773582903" table:style-name="ce39">
            <text:p>99,9%</text:p>
          </table:table-cell>
          <table:table-cell office:value-type="float" office:value="44653" table:style-name="ce38">
            <text:p>44.653</text:p>
          </table:table-cell>
          <table:table-cell office:value-type="percentage" office:value="0.93682863376972136" table:style-name="ce39">
            <text:p>93,7%</text:p>
          </table:table-cell>
          <table:table-cell office:value-type="float" office:value="46111" table:style-name="ce38">
            <text:p>46.111</text:p>
          </table:table-cell>
          <table:table-cell office:value-type="percentage" office:value="0.87088975768221055" table:style-name="ce39">
            <text:p>87,1%</text:p>
          </table:table-cell>
          <table:table-cell office:value-type="float" office:value="28446" table:style-name="ce38">
            <text:p>28.446</text:p>
          </table:table-cell>
          <table:table-cell office:value-type="percentage" office:value="0.72346702611968772" table:style-name="ce39">
            <text:p>72,3%</text:p>
          </table:table-cell>
          <table:table-cell office:value-type="float" office:value="19711" table:style-name="ce38">
            <text:p>19.711</text:p>
          </table:table-cell>
          <table:table-cell office:value-type="percentage" office:value="0.64715345721977802" table:style-name="ce39">
            <text:p>64,7%</text:p>
          </table:table-cell>
          <table:table-cell office:value-type="float" office:value="13674" table:style-name="ce38">
            <text:p>13.674</text:p>
          </table:table-cell>
          <table:table-cell office:value-type="percentage" office:value="0.53556321478928404" table:style-name="ce39">
            <text:p>53,6%</text:p>
          </table:table-cell>
          <table:table-cell office:value-type="float" office:value="242181" table:style-name="ce38">
            <text:p>242.181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5284008874176853" table:style-name="ce39">
            <text:p>8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099" table:style-name="ce38">
            <text:p>373.099</text:p>
          </table:table-cell>
          <table:table-cell office:value-type="percentage" office:value="1" table:style-name="ce39">
            <text:p>100,0%</text:p>
          </table:table-cell>
          <table:table-cell office:value-type="float" office:value="509132" table:style-name="ce38">
            <text:p>509.132</text:p>
          </table:table-cell>
          <table:table-cell office:value-type="percentage" office:value="0.96778252778564522" table:style-name="ce39">
            <text:p>96,8%</text:p>
          </table:table-cell>
          <table:table-cell office:value-type="float" office:value="681457" table:style-name="ce38">
            <text:p>681.457</text:p>
          </table:table-cell>
          <table:table-cell office:value-type="percentage" office:value="0.96891044370794077" table:style-name="ce39">
            <text:p>96,9%</text:p>
          </table:table-cell>
          <table:table-cell office:value-type="float" office:value="923617" table:style-name="ce38">
            <text:p>923.617</text:p>
          </table:table-cell>
          <table:table-cell office:value-type="percentage" office:value="0.94945840953223892" table:style-name="ce39">
            <text:p>94,9%</text:p>
          </table:table-cell>
          <table:table-cell office:value-type="float" office:value="993503" table:style-name="ce38">
            <text:p>993.503</text:p>
          </table:table-cell>
          <table:table-cell office:value-type="percentage" office:value="0.85208208437431121" table:style-name="ce39">
            <text:p>85,2%</text:p>
          </table:table-cell>
          <table:table-cell office:value-type="float" office:value="683062" table:style-name="ce38">
            <text:p>683.062</text:p>
          </table:table-cell>
          <table:table-cell office:value-type="percentage" office:value="0.71928520281369779" table:style-name="ce39">
            <text:p>71,9%</text:p>
          </table:table-cell>
          <table:table-cell office:value-type="float" office:value="511580" table:style-name="ce38">
            <text:p>511.580</text:p>
          </table:table-cell>
          <table:table-cell office:value-type="percentage" office:value="0.68901983231758646" table:style-name="ce39">
            <text:p>68,9%</text:p>
          </table:table-cell>
          <table:table-cell office:value-type="float" office:value="263251" table:style-name="ce38">
            <text:p>263.251</text:p>
          </table:table-cell>
          <table:table-cell office:value-type="percentage" office:value="0.47557547575432396" table:style-name="ce39">
            <text:p>47,6%</text:p>
          </table:table-cell>
          <table:table-cell office:value-type="float" office:value="4938701" table:style-name="ce38">
            <text:p>4.938.701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261547420121691" table:style-name="ce39">
            <text:p>8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14" table:style-name="ce38">
            <text:p>73.714</text:p>
          </table:table-cell>
          <table:table-cell office:value-type="percentage" office:value="1" table:style-name="ce39">
            <text:p>100,0%</text:p>
          </table:table-cell>
          <table:table-cell office:value-type="float" office:value="102577" table:style-name="ce38">
            <text:p>102.577</text:p>
          </table:table-cell>
          <table:table-cell office:value-type="percentage" office:value="0.99687071788841486" table:style-name="ce39">
            <text:p>99,7%</text:p>
          </table:table-cell>
          <table:table-cell office:value-type="float" office:value="146007" table:style-name="ce38">
            <text:p>146.007</text:p>
          </table:table-cell>
          <table:table-cell office:value-type="percentage" office:value="0.99386014471543604" table:style-name="ce39">
            <text:p>99,4%</text:p>
          </table:table-cell>
          <table:table-cell office:value-type="float" office:value="203673" table:style-name="ce38">
            <text:p>203.673</text:p>
          </table:table-cell>
          <table:table-cell office:value-type="percentage" office:value="0.95506339798176842" table:style-name="ce39">
            <text:p>95,5%</text:p>
          </table:table-cell>
          <table:table-cell office:value-type="float" office:value="223797" table:style-name="ce38">
            <text:p>223.797</text:p>
          </table:table-cell>
          <table:table-cell office:value-type="percentage" office:value="0.88054627651412321" table:style-name="ce39">
            <text:p>88,1%</text:p>
          </table:table-cell>
          <table:table-cell office:value-type="float" office:value="153824" table:style-name="ce38">
            <text:p>153.824</text:p>
          </table:table-cell>
          <table:table-cell office:value-type="percentage" office:value="0.73598943555834129" table:style-name="ce39">
            <text:p>73,6%</text:p>
          </table:table-cell>
          <table:table-cell office:value-type="float" office:value="124530" table:style-name="ce38">
            <text:p>124.530</text:p>
          </table:table-cell>
          <table:table-cell office:value-type="percentage" office:value="0.72296920718963353" table:style-name="ce39">
            <text:p>72,3%</text:p>
          </table:table-cell>
          <table:table-cell office:value-type="float" office:value="93715" table:style-name="ce38">
            <text:p>93.715</text:p>
          </table:table-cell>
          <table:table-cell office:value-type="percentage" office:value="0.66045780653163633" table:style-name="ce39">
            <text:p>66,0%</text:p>
          </table:table-cell>
          <table:table-cell office:value-type="float" office:value="1121837" table:style-name="ce38">
            <text:p>1.121.83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5627457281185093" table:style-name="ce39">
            <text:p>85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34" table:style-name="ce38">
            <text:p>42.434</text:p>
          </table:table-cell>
          <table:table-cell office:value-type="percentage" office:value="1" table:style-name="ce39">
            <text:p>100,0%</text:p>
          </table:table-cell>
          <table:table-cell office:value-type="float" office:value="55767" table:style-name="ce38">
            <text:p>55.767</text:p>
          </table:table-cell>
          <table:table-cell office:value-type="percentage" office:value="0.99955190708345287" table:style-name="ce39">
            <text:p>100,0%</text:p>
          </table:table-cell>
          <table:table-cell office:value-type="float" office:value="71255" table:style-name="ce38">
            <text:p>71.255</text:p>
          </table:table-cell>
          <table:table-cell office:value-type="percentage" office:value="0.96493960240507015" table:style-name="ce39">
            <text:p>96,5%</text:p>
          </table:table-cell>
          <table:table-cell office:value-type="float" office:value="89745" table:style-name="ce38">
            <text:p>89.745</text:p>
          </table:table-cell>
          <table:table-cell office:value-type="percentage" office:value="0.92813411380230415" table:style-name="ce39">
            <text:p>92,8%</text:p>
          </table:table-cell>
          <table:table-cell office:value-type="float" office:value="92203" table:style-name="ce38">
            <text:p>92.203</text:p>
          </table:table-cell>
          <table:table-cell office:value-type="percentage" office:value="0.85371567193200126" table:style-name="ce39">
            <text:p>85,4%</text:p>
          </table:table-cell>
          <table:table-cell office:value-type="float" office:value="59218" table:style-name="ce38">
            <text:p>59.218</text:p>
          </table:table-cell>
          <table:table-cell office:value-type="percentage" office:value="0.72802153895329536" table:style-name="ce39">
            <text:p>72,8%</text:p>
          </table:table-cell>
          <table:table-cell office:value-type="float" office:value="48052" table:style-name="ce38">
            <text:p>48.052</text:p>
          </table:table-cell>
          <table:table-cell office:value-type="percentage" office:value="0.70532975178710344" table:style-name="ce39">
            <text:p>70,5%</text:p>
          </table:table-cell>
          <table:table-cell office:value-type="float" office:value="35497" table:style-name="ce38">
            <text:p>35.497</text:p>
          </table:table-cell>
          <table:table-cell office:value-type="percentage" office:value="0.62951337163935595" table:style-name="ce39">
            <text:p>63,0%</text:p>
          </table:table-cell>
          <table:table-cell office:value-type="float" office:value="494171" table:style-name="ce38">
            <text:p>494.17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5003457445893549" table:style-name="ce39">
            <text:p>85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42" table:style-name="ce38">
            <text:p>163.842</text:p>
          </table:table-cell>
          <table:table-cell office:value-type="percentage" office:value="1" table:style-name="ce39">
            <text:p>100,0%</text:p>
          </table:table-cell>
          <table:table-cell office:value-type="float" office:value="213241" table:style-name="ce38">
            <text:p>213.241</text:p>
          </table:table-cell>
          <table:table-cell office:value-type="percentage" office:value="1" table:style-name="ce39">
            <text:p>100,0%</text:p>
          </table:table-cell>
          <table:table-cell office:value-type="float" office:value="275529" table:style-name="ce38">
            <text:p>275.529</text:p>
          </table:table-cell>
          <table:table-cell office:value-type="percentage" office:value="0.98361410686172668" table:style-name="ce39">
            <text:p>98,4%</text:p>
          </table:table-cell>
          <table:table-cell office:value-type="float" office:value="315306" table:style-name="ce38">
            <text:p>315.306</text:p>
          </table:table-cell>
          <table:table-cell office:value-type="percentage" office:value="0.92743332637207809" table:style-name="ce39">
            <text:p>92,7%</text:p>
          </table:table-cell>
          <table:table-cell office:value-type="float" office:value="307648" table:style-name="ce38">
            <text:p>307.648</text:p>
          </table:table-cell>
          <table:table-cell office:value-type="percentage" office:value="0.84954422822554143" table:style-name="ce39">
            <text:p>85,0%</text:p>
          </table:table-cell>
          <table:table-cell office:value-type="float" office:value="182015" table:style-name="ce38">
            <text:p>182.015</text:p>
          </table:table-cell>
          <table:table-cell office:value-type="percentage" office:value="0.69859869580069311" table:style-name="ce39">
            <text:p>69,9%</text:p>
          </table:table-cell>
          <table:table-cell office:value-type="float" office:value="125485" table:style-name="ce38">
            <text:p>125.485</text:p>
          </table:table-cell>
          <table:table-cell office:value-type="percentage" office:value="0.62264928002222952" table:style-name="ce39">
            <text:p>62,3%</text:p>
          </table:table-cell>
          <table:table-cell office:value-type="float" office:value="79110" table:style-name="ce38">
            <text:p>79.110</text:p>
          </table:table-cell>
          <table:table-cell office:value-type="percentage" office:value="0.46920038432795985" table:style-name="ce39">
            <text:p>46,9%</text:p>
          </table:table-cell>
          <table:table-cell office:value-type="float" office:value="1662176" table:style-name="ce38">
            <text:p>1.662.17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3781439285302051" table:style-name="ce39">
            <text:p>83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3" table:style-name="ce38">
            <text:p>2.383</text:p>
          </table:table-cell>
          <table:table-cell office:value-type="percentage" office:value="0.91477927063339737" table:style-name="ce39">
            <text:p>91,5%</text:p>
          </table:table-cell>
          <table:table-cell office:value-type="float" office:value="3862" table:style-name="ce38">
            <text:p>3.862</text:p>
          </table:table-cell>
          <table:table-cell office:value-type="percentage" office:value="0.89439555349698929" table:style-name="ce39">
            <text:p>89,4%</text:p>
          </table:table-cell>
          <table:table-cell office:value-type="float" office:value="7513" table:style-name="ce38">
            <text:p>7.513</text:p>
          </table:table-cell>
          <table:table-cell office:value-type="percentage" office:value="0.95621738577065041" table:style-name="ce39">
            <text:p>95,6%</text:p>
          </table:table-cell>
          <table:table-cell office:value-type="float" office:value="10234" table:style-name="ce38">
            <text:p>10.234</text:p>
          </table:table-cell>
          <table:table-cell office:value-type="percentage" office:value="0.88560055382485292" table:style-name="ce39">
            <text:p>88,6%</text:p>
          </table:table-cell>
          <table:table-cell office:value-type="float" office:value="10591" table:style-name="ce38">
            <text:p>10.591</text:p>
          </table:table-cell>
          <table:table-cell office:value-type="percentage" office:value="0.83776301218161686" table:style-name="ce39">
            <text:p>83,8%</text:p>
          </table:table-cell>
          <table:table-cell office:value-type="float" office:value="8359" table:style-name="ce38">
            <text:p>8.359</text:p>
          </table:table-cell>
          <table:table-cell office:value-type="percentage" office:value="0.70279132335631411" table:style-name="ce39">
            <text:p>70,3%</text:p>
          </table:table-cell>
          <table:table-cell office:value-type="float" office:value="7737" table:style-name="ce38">
            <text:p>7.737</text:p>
          </table:table-cell>
          <table:table-cell office:value-type="percentage" office:value="0.70548007659341661" table:style-name="ce39">
            <text:p>70,5%</text:p>
          </table:table-cell>
          <table:table-cell office:value-type="float" office:value="5641" table:style-name="ce38">
            <text:p>5.641</text:p>
          </table:table-cell>
          <table:table-cell office:value-type="percentage" office:value="0.61812404120096431" table:style-name="ce39">
            <text:p>61,8%</text:p>
          </table:table-cell>
          <table:table-cell office:value-type="float" office:value="56320" table:style-name="ce38">
            <text:p>56.320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9363066300288876" table:style-name="ce39">
            <text:p>79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7" table:style-name="ce38">
            <text:p>1.997</text:p>
          </table:table-cell>
          <table:table-cell office:value-type="percentage" office:value="0.85014899957428691" table:style-name="ce39">
            <text:p>85,0%</text:p>
          </table:table-cell>
          <table:table-cell office:value-type="float" office:value="3288" table:style-name="ce38">
            <text:p>3.288</text:p>
          </table:table-cell>
          <table:table-cell office:value-type="percentage" office:value="0.8772678762006404" table:style-name="ce39">
            <text:p>87,7%</text:p>
          </table:table-cell>
          <table:table-cell office:value-type="float" office:value="7011" table:style-name="ce38">
            <text:p>7.011</text:p>
          </table:table-cell>
          <table:table-cell office:value-type="percentage" office:value="0.89574549635875811" table:style-name="ce39">
            <text:p>89,6%</text:p>
          </table:table-cell>
          <table:table-cell office:value-type="float" office:value="9421" table:style-name="ce38">
            <text:p>9.421</text:p>
          </table:table-cell>
          <table:table-cell office:value-type="percentage" office:value="0.83379060093813617" table:style-name="ce39">
            <text:p>83,4%</text:p>
          </table:table-cell>
          <table:table-cell office:value-type="float" office:value="9669" table:style-name="ce38">
            <text:p>9.669</text:p>
          </table:table-cell>
          <table:table-cell office:value-type="percentage" office:value="0.80561573071154813" table:style-name="ce39">
            <text:p>80,6%</text:p>
          </table:table-cell>
          <table:table-cell office:value-type="float" office:value="8030" table:style-name="ce38">
            <text:p>8.030</text:p>
          </table:table-cell>
          <table:table-cell office:value-type="percentage" office:value="0.66183136899365369" table:style-name="ce39">
            <text:p>66,2%</text:p>
          </table:table-cell>
          <table:table-cell office:value-type="float" office:value="7668" table:style-name="ce38">
            <text:p>7.668</text:p>
          </table:table-cell>
          <table:table-cell office:value-type="percentage" office:value="0.63926636098374323" table:style-name="ce39">
            <text:p>63,9%</text:p>
          </table:table-cell>
          <table:table-cell office:value-type="float" office:value="6008" table:style-name="ce38">
            <text:p>6.008</text:p>
          </table:table-cell>
          <table:table-cell office:value-type="percentage" office:value="0.62753290160852304" table:style-name="ce39">
            <text:p>62,8%</text:p>
          </table:table-cell>
          <table:table-cell office:value-type="float" office:value="53092" table:style-name="ce38">
            <text:p>53.09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4854427791955114" table:style-name="ce39">
            <text:p>74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08" table:style-name="ce38">
            <text:p>3.508</text:p>
          </table:table-cell>
          <table:table-cell office:value-type="string" table:style-name="ce39">
            <text:p>-</text:p>
          </table:table-cell>
          <table:table-cell office:value-type="float" office:value="9465" table:style-name="ce38">
            <text:p>9.465</text:p>
          </table:table-cell>
          <table:table-cell office:value-type="string" table:style-name="ce39">
            <text:p>-</text:p>
          </table:table-cell>
          <table:table-cell office:value-type="float" office:value="21837" table:style-name="ce38">
            <text:p>21.837</text:p>
          </table:table-cell>
          <table:table-cell office:value-type="string" table:style-name="ce39">
            <text:p>-</text:p>
          </table:table-cell>
          <table:table-cell office:value-type="float" office:value="31410" table:style-name="ce38">
            <text:p>31.410</text:p>
          </table:table-cell>
          <table:table-cell office:value-type="string" table:style-name="ce39">
            <text:p>-</text:p>
          </table:table-cell>
          <table:table-cell office:value-type="float" office:value="24047" table:style-name="ce38">
            <text:p>24.047</text:p>
          </table:table-cell>
          <table:table-cell office:value-type="string" table:style-name="ce39">
            <text:p>-</text:p>
          </table:table-cell>
          <table:table-cell office:value-type="float" office:value="952" table:style-name="ce38">
            <text:p>952</text:p>
          </table:table-cell>
          <table:table-cell office:value-type="string" table:style-name="ce39">
            <text:p>-</text:p>
          </table:table-cell>
          <table:table-cell office:value-type="float" office:value="91269" table:style-name="ce38">
            <text:p>91.26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1" table:style-name="ce41">
            <text:p>161</text:p>
          </table:table-cell>
          <table:table-cell office:value-type="string" table:style-name="ce42">
            <text:p>-</text:p>
          </table:table-cell>
          <table:table-cell office:value-type="float" office:value="460" table:style-name="ce41">
            <text:p>460</text:p>
          </table:table-cell>
          <table:table-cell office:value-type="string" table:style-name="ce42">
            <text:p>-</text:p>
          </table:table-cell>
          <table:table-cell office:value-type="float" office:value="886" table:style-name="ce41">
            <text:p>886</text:p>
          </table:table-cell>
          <table:table-cell office:value-type="string" table:style-name="ce42">
            <text:p>-</text:p>
          </table:table-cell>
          <table:table-cell office:value-type="float" office:value="992" table:style-name="ce41">
            <text:p>992</text:p>
          </table:table-cell>
          <table:table-cell office:value-type="string" table:style-name="ce42">
            <text:p>-</text:p>
          </table:table-cell>
          <table:table-cell office:value-type="float" office:value="906" table:style-name="ce41">
            <text:p>906</text:p>
          </table:table-cell>
          <table:table-cell office:value-type="string" table:style-name="ce42">
            <text:p>-</text:p>
          </table:table-cell>
          <table:table-cell office:value-type="float" office:value="130" table:style-name="ce41">
            <text:p>130</text:p>
          </table:table-cell>
          <table:table-cell office:value-type="string" table:style-name="ce42">
            <text:p>-</text:p>
          </table:table-cell>
          <table:table-cell office:value-type="float" office:value="3578" table:style-name="ce41">
            <text:p>3.57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0088" table:style-name="ce45">
            <text:p>2.930.088</text:p>
          </table:table-cell>
          <table:table-cell office:value-type="percentage" office:value="1" table:style-name="ce46">
            <text:p>100,0%</text:p>
          </table:table-cell>
          <table:table-cell office:value-type="float" office:value="3927458" table:style-name="ce45">
            <text:p>3.927.458</text:p>
          </table:table-cell>
          <table:table-cell office:value-type="percentage" office:value="0.99177105310671976" table:style-name="ce46">
            <text:p>99,2%</text:p>
          </table:table-cell>
          <table:table-cell office:value-type="float" office:value="5212716" table:style-name="ce45">
            <text:p>5.212.716</text:p>
          </table:table-cell>
          <table:table-cell office:value-type="percentage" office:value="0.97671532209378098" table:style-name="ce46">
            <text:p>97,7%</text:p>
          </table:table-cell>
          <table:table-cell office:value-type="float" office:value="6546091" table:style-name="ce45">
            <text:p>6.546.091</text:p>
          </table:table-cell>
          <table:table-cell office:value-type="percentage" office:value="0.9307274559076486" table:style-name="ce46">
            <text:p>93,1%</text:p>
          </table:table-cell>
          <table:table-cell office:value-type="float" office:value="6733018" table:style-name="ce45">
            <text:p>6.733.018</text:p>
          </table:table-cell>
          <table:table-cell office:value-type="percentage" office:value="0.85317313539465389" table:style-name="ce46">
            <text:p>85,3%</text:p>
          </table:table-cell>
          <table:table-cell office:value-type="float" office:value="4506976" table:style-name="ce45">
            <text:p>4.506.976</text:p>
          </table:table-cell>
          <table:table-cell office:value-type="percentage" office:value="0.72338434608483593" table:style-name="ce46">
            <text:p>72,3%</text:p>
          </table:table-cell>
          <table:table-cell office:value-type="float" office:value="3432717" table:style-name="ce45">
            <text:p>3.432.717</text:p>
          </table:table-cell>
          <table:table-cell office:value-type="percentage" office:value="0.69422991360341701" table:style-name="ce46">
            <text:p>69,4%</text:p>
          </table:table-cell>
          <table:table-cell office:value-type="float" office:value="2153109" table:style-name="ce45">
            <text:p>2.153.109</text:p>
          </table:table-cell>
          <table:table-cell office:value-type="percentage" office:value="0.55368548656281324" table:style-name="ce46">
            <text:p>55,4%</text:p>
          </table:table-cell>
          <table:table-cell office:value-type="float" office:value="35442173" table:style-name="ce45">
            <text:p>35.442.17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4146055490683758" table:style-name="ce46">
            <text:p>84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081" table:style-name="ce35">
            <text:p>426.081</text:p>
          </table:table-cell>
          <table:table-cell office:value-type="percentage" office:value="1" table:style-name="ce36">
            <text:p>100,0%</text:p>
          </table:table-cell>
          <table:table-cell office:value-type="float" office:value="645333" table:style-name="ce35">
            <text:p>645.333</text:p>
          </table:table-cell>
          <table:table-cell office:value-type="percentage" office:value="0.99223839564808936" table:style-name="ce36">
            <text:p>99,2%</text:p>
          </table:table-cell>
          <table:table-cell office:value-type="float" office:value="885467" table:style-name="ce35">
            <text:p>885.467</text:p>
          </table:table-cell>
          <table:table-cell office:value-type="percentage" office:value="0.96651192439641231" table:style-name="ce36">
            <text:p>96,7%</text:p>
          </table:table-cell>
          <table:table-cell office:value-type="float" office:value="1172806" table:style-name="ce35">
            <text:p>1.172.806</text:p>
          </table:table-cell>
          <table:table-cell office:value-type="percentage" office:value="0.92710397693002722" table:style-name="ce36">
            <text:p>92,7%</text:p>
          </table:table-cell>
          <table:table-cell office:value-type="float" office:value="1173475" table:style-name="ce35">
            <text:p>1.173.475</text:p>
          </table:table-cell>
          <table:table-cell office:value-type="percentage" office:value="0.84720463441998273" table:style-name="ce36">
            <text:p>84,7%</text:p>
          </table:table-cell>
          <table:table-cell office:value-type="float" office:value="768307" table:style-name="ce35">
            <text:p>768.307</text:p>
          </table:table-cell>
          <table:table-cell office:value-type="percentage" office:value="0.67382524554536549" table:style-name="ce36">
            <text:p>67,4%</text:p>
          </table:table-cell>
          <table:table-cell office:value-type="float" office:value="436807" table:style-name="ce35">
            <text:p>436.807</text:p>
          </table:table-cell>
          <table:table-cell office:value-type="percentage" office:value="0.47035659522414802" table:style-name="ce36">
            <text:p>47,0%</text:p>
          </table:table-cell>
          <table:table-cell office:value-type="float" office:value="69663" table:style-name="ce35">
            <text:p>69.663</text:p>
          </table:table-cell>
          <table:table-cell office:value-type="percentage" office:value="9.2525371659447977E-2" table:style-name="ce36">
            <text:p>9,3%</text:p>
          </table:table-cell>
          <table:table-cell office:value-type="float" office:value="5577939" table:style-name="ce35">
            <text:p>5.577.939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4851821161504162" table:style-name="ce36">
            <text:p>7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52" table:style-name="ce38">
            <text:p>99.352</text:p>
          </table:table-cell>
          <table:table-cell office:value-type="percentage" office:value="1" table:style-name="ce39">
            <text:p>100,0%</text:p>
          </table:table-cell>
          <table:table-cell office:value-type="float" office:value="117839" table:style-name="ce38">
            <text:p>117.839</text:p>
          </table:table-cell>
          <table:table-cell office:value-type="percentage" office:value="0.99061830103820769" table:style-name="ce39">
            <text:p>99,1%</text:p>
          </table:table-cell>
          <table:table-cell office:value-type="float" office:value="147667" table:style-name="ce38">
            <text:p>147.667</text:p>
          </table:table-cell>
          <table:table-cell office:value-type="percentage" office:value="0.94436166198750371" table:style-name="ce39">
            <text:p>94,4%</text:p>
          </table:table-cell>
          <table:table-cell office:value-type="float" office:value="177606" table:style-name="ce38">
            <text:p>177.606</text:p>
          </table:table-cell>
          <table:table-cell office:value-type="percentage" office:value="0.89579655614174891" table:style-name="ce39">
            <text:p>89,6%</text:p>
          </table:table-cell>
          <table:table-cell office:value-type="float" office:value="174698" table:style-name="ce38">
            <text:p>174.698</text:p>
          </table:table-cell>
          <table:table-cell office:value-type="percentage" office:value="0.81276431426005968" table:style-name="ce39">
            <text:p>81,3%</text:p>
          </table:table-cell>
          <table:table-cell office:value-type="float" office:value="103621" table:style-name="ce38">
            <text:p>103.621</text:p>
          </table:table-cell>
          <table:table-cell office:value-type="percentage" office:value="0.63073542480795686" table:style-name="ce39">
            <text:p>63,1%</text:p>
          </table:table-cell>
          <table:table-cell office:value-type="float" office:value="66680" table:style-name="ce38">
            <text:p>66.680</text:p>
          </table:table-cell>
          <table:table-cell office:value-type="percentage" office:value="0.51134577188825237" table:style-name="ce39">
            <text:p>51,1%</text:p>
          </table:table-cell>
          <table:table-cell office:value-type="float" office:value="22902" table:style-name="ce38">
            <text:p>22.902</text:p>
          </table:table-cell>
          <table:table-cell office:value-type="percentage" office:value="0.22211446139522253" table:style-name="ce39">
            <text:p>22,2%</text:p>
          </table:table-cell>
          <table:table-cell office:value-type="float" office:value="910365" table:style-name="ce38">
            <text:p>910.36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6815364338547376" table:style-name="ce39">
            <text:p>7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759" table:style-name="ce38">
            <text:p>87.759</text:p>
          </table:table-cell>
          <table:table-cell office:value-type="percentage" office:value="0.99923712795755248" table:style-name="ce39">
            <text:p>99,9%</text:p>
          </table:table-cell>
          <table:table-cell office:value-type="float" office:value="113469" table:style-name="ce38">
            <text:p>113.469</text:p>
          </table:table-cell>
          <table:table-cell office:value-type="percentage" office:value="1" table:style-name="ce39">
            <text:p>100,0%</text:p>
          </table:table-cell>
          <table:table-cell office:value-type="float" office:value="142878" table:style-name="ce38">
            <text:p>142.878</text:p>
          </table:table-cell>
          <table:table-cell office:value-type="percentage" office:value="0.95473498516558419" table:style-name="ce39">
            <text:p>95,5%</text:p>
          </table:table-cell>
          <table:table-cell office:value-type="float" office:value="146108" table:style-name="ce38">
            <text:p>146.108</text:p>
          </table:table-cell>
          <table:table-cell office:value-type="percentage" office:value="0.89832457192044024" table:style-name="ce39">
            <text:p>89,8%</text:p>
          </table:table-cell>
          <table:table-cell office:value-type="float" office:value="140752" table:style-name="ce38">
            <text:p>140.752</text:p>
          </table:table-cell>
          <table:table-cell office:value-type="percentage" office:value="0.84286167683675361" table:style-name="ce39">
            <text:p>84,3%</text:p>
          </table:table-cell>
          <table:table-cell office:value-type="float" office:value="75079" table:style-name="ce38">
            <text:p>75.079</text:p>
          </table:table-cell>
          <table:table-cell office:value-type="percentage" office:value="0.65599252081676873" table:style-name="ce39">
            <text:p>65,6%</text:p>
          </table:table-cell>
          <table:table-cell office:value-type="float" office:value="36550" table:style-name="ce38">
            <text:p>36.550</text:p>
          </table:table-cell>
          <table:table-cell office:value-type="percentage" office:value="0.4620090758554436" table:style-name="ce39">
            <text:p>46,2%</text:p>
          </table:table-cell>
          <table:table-cell office:value-type="float" office:value="6885" table:style-name="ce38">
            <text:p>6.885</text:p>
          </table:table-cell>
          <table:table-cell office:value-type="percentage" office:value="0.107578125" table:style-name="ce39">
            <text:p>10,8%</text:p>
          </table:table-cell>
          <table:table-cell office:value-type="float" office:value="749480" table:style-name="ce38">
            <text:p>749.480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0250383595291708" table:style-name="ce39">
            <text:p>8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414" table:style-name="ce38">
            <text:p>50.414</text:p>
          </table:table-cell>
          <table:table-cell office:value-type="percentage" office:value="1" table:style-name="ce39">
            <text:p>100,0%</text:p>
          </table:table-cell>
          <table:table-cell office:value-type="float" office:value="77918" table:style-name="ce38">
            <text:p>77.918</text:p>
          </table:table-cell>
          <table:table-cell office:value-type="percentage" office:value="0.9677331213671817" table:style-name="ce39">
            <text:p>96,8%</text:p>
          </table:table-cell>
          <table:table-cell office:value-type="float" office:value="104125" table:style-name="ce38">
            <text:p>104.125</text:p>
          </table:table-cell>
          <table:table-cell office:value-type="percentage" office:value="0.88820363214508113" table:style-name="ce39">
            <text:p>88,8%</text:p>
          </table:table-cell>
          <table:table-cell office:value-type="float" office:value="141196" table:style-name="ce38">
            <text:p>141.196</text:p>
          </table:table-cell>
          <table:table-cell office:value-type="percentage" office:value="0.85161975186523275" table:style-name="ce39">
            <text:p>85,2%</text:p>
          </table:table-cell>
          <table:table-cell office:value-type="float" office:value="150684" table:style-name="ce38">
            <text:p>150.684</text:p>
          </table:table-cell>
          <table:table-cell office:value-type="percentage" office:value="0.73086549094930442" table:style-name="ce39">
            <text:p>73,1%</text:p>
          </table:table-cell>
          <table:table-cell office:value-type="float" office:value="97355" table:style-name="ce38">
            <text:p>97.355</text:p>
          </table:table-cell>
          <table:table-cell office:value-type="percentage" office:value="0.5343685334299374" table:style-name="ce39">
            <text:p>53,4%</text:p>
          </table:table-cell>
          <table:table-cell office:value-type="float" office:value="68839" table:style-name="ce38">
            <text:p>68.839</text:p>
          </table:table-cell>
          <table:table-cell office:value-type="percentage" office:value="0.49904307607545201" table:style-name="ce39">
            <text:p>49,9%</text:p>
          </table:table-cell>
          <table:table-cell office:value-type="float" office:value="39175" table:style-name="ce38">
            <text:p>39.175</text:p>
          </table:table-cell>
          <table:table-cell office:value-type="percentage" office:value="0.41029534981147886" table:style-name="ce39">
            <text:p>41,0%</text:p>
          </table:table-cell>
          <table:table-cell office:value-type="float" office:value="729706" table:style-name="ce38">
            <text:p>729.70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0512056138614909" table:style-name="ce39">
            <text:p>7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898" table:style-name="ce38">
            <text:p>90.898</text:p>
          </table:table-cell>
          <table:table-cell office:value-type="percentage" office:value="1" table:style-name="ce39">
            <text:p>100,0%</text:p>
          </table:table-cell>
          <table:table-cell office:value-type="float" office:value="148410" table:style-name="ce38">
            <text:p>148.410</text:p>
          </table:table-cell>
          <table:table-cell office:value-type="percentage" office:value="0.9603898246953686" table:style-name="ce39">
            <text:p>96,0%</text:p>
          </table:table-cell>
          <table:table-cell office:value-type="float" office:value="208129" table:style-name="ce38">
            <text:p>208.129</text:p>
          </table:table-cell>
          <table:table-cell office:value-type="percentage" office:value="0.88530873019924117" table:style-name="ce39">
            <text:p>88,5%</text:p>
          </table:table-cell>
          <table:table-cell office:value-type="float" office:value="307174" table:style-name="ce38">
            <text:p>307.174</text:p>
          </table:table-cell>
          <table:table-cell office:value-type="percentage" office:value="0.8763580134203679" table:style-name="ce39">
            <text:p>87,6%</text:p>
          </table:table-cell>
          <table:table-cell office:value-type="float" office:value="291486" table:style-name="ce38">
            <text:p>291.486</text:p>
          </table:table-cell>
          <table:table-cell office:value-type="percentage" office:value="0.7513997587156247" table:style-name="ce39">
            <text:p>75,1%</text:p>
          </table:table-cell>
          <table:table-cell office:value-type="float" office:value="179238" table:style-name="ce38">
            <text:p>179.238</text:p>
          </table:table-cell>
          <table:table-cell office:value-type="percentage" office:value="0.57645030778235895" table:style-name="ce39">
            <text:p>57,6%</text:p>
          </table:table-cell>
          <table:table-cell office:value-type="float" office:value="118610" table:style-name="ce38">
            <text:p>118.610</text:p>
          </table:table-cell>
          <table:table-cell office:value-type="percentage" office:value="0.47114574892352667" table:style-name="ce39">
            <text:p>47,1%</text:p>
          </table:table-cell>
          <table:table-cell office:value-type="float" office:value="33208" table:style-name="ce38">
            <text:p>33.208</text:p>
          </table:table-cell>
          <table:table-cell office:value-type="percentage" office:value="0.18469718627118362" table:style-name="ce39">
            <text:p>18,5%</text:p>
          </table:table-cell>
          <table:table-cell office:value-type="float" office:value="1377153" table:style-name="ce38">
            <text:p>1.377.15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0235172437007021" table:style-name="ce39">
            <text:p>70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57" table:style-name="ce38">
            <text:p>41.857</text:p>
          </table:table-cell>
          <table:table-cell office:value-type="percentage" office:value="1" table:style-name="ce39">
            <text:p>100,0%</text:p>
          </table:table-cell>
          <table:table-cell office:value-type="float" office:value="55603" table:style-name="ce38">
            <text:p>55.603</text:p>
          </table:table-cell>
          <table:table-cell office:value-type="percentage" office:value="1" table:style-name="ce39">
            <text:p>100,0%</text:p>
          </table:table-cell>
          <table:table-cell office:value-type="float" office:value="74511" table:style-name="ce38">
            <text:p>74.511</text:p>
          </table:table-cell>
          <table:table-cell office:value-type="percentage" office:value="0.96335897601654918" table:style-name="ce39">
            <text:p>96,3%</text:p>
          </table:table-cell>
          <table:table-cell office:value-type="float" office:value="80625" table:style-name="ce38">
            <text:p>80.625</text:p>
          </table:table-cell>
          <table:table-cell office:value-type="percentage" office:value="0.89619181005735626" table:style-name="ce39">
            <text:p>89,6%</text:p>
          </table:table-cell>
          <table:table-cell office:value-type="float" office:value="80364" table:style-name="ce38">
            <text:p>80.364</text:p>
          </table:table-cell>
          <table:table-cell office:value-type="percentage" office:value="0.82197833669158937" table:style-name="ce39">
            <text:p>82,2%</text:p>
          </table:table-cell>
          <table:table-cell office:value-type="float" office:value="35293" table:style-name="ce38">
            <text:p>35.293</text:p>
          </table:table-cell>
          <table:table-cell office:value-type="percentage" office:value="0.50080172548351853" table:style-name="ce39">
            <text:p>50,1%</text:p>
          </table:table-cell>
          <table:table-cell office:value-type="float" office:value="8221" table:style-name="ce38">
            <text:p>8.221</text:p>
          </table:table-cell>
          <table:table-cell office:value-type="percentage" office:value="0.16277596277596276" table:style-name="ce39">
            <text:p>16,3%</text:p>
          </table:table-cell>
          <table:table-cell office:value-type="float" office:value="1000" table:style-name="ce38">
            <text:p>1.000</text:p>
          </table:table-cell>
          <table:table-cell office:value-type="percentage" office:value="2.2746400382139525E-2" table:style-name="ce39">
            <text:p>2,3%</text:p>
          </table:table-cell>
          <table:table-cell office:value-type="float" office:value="377474" table:style-name="ce38">
            <text:p>377.47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2019567776512183" table:style-name="ce39">
            <text:p>7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119" table:style-name="ce38">
            <text:p>226.119</text:p>
          </table:table-cell>
          <table:table-cell office:value-type="percentage" office:value="1" table:style-name="ce39">
            <text:p>100,0%</text:p>
          </table:table-cell>
          <table:table-cell office:value-type="float" office:value="248119" table:style-name="ce38">
            <text:p>248.119</text:p>
          </table:table-cell>
          <table:table-cell office:value-type="percentage" office:value="1" table:style-name="ce39">
            <text:p>100,0%</text:p>
          </table:table-cell>
          <table:table-cell office:value-type="float" office:value="308730" table:style-name="ce38">
            <text:p>308.730</text:p>
          </table:table-cell>
          <table:table-cell office:value-type="percentage" office:value="0.96909675900494385" table:style-name="ce39">
            <text:p>96,9%</text:p>
          </table:table-cell>
          <table:table-cell office:value-type="float" office:value="340118" table:style-name="ce38">
            <text:p>340.118</text:p>
          </table:table-cell>
          <table:table-cell office:value-type="percentage" office:value="0.89228831901357641" table:style-name="ce39">
            <text:p>89,2%</text:p>
          </table:table-cell>
          <table:table-cell office:value-type="float" office:value="303132" table:style-name="ce38">
            <text:p>303.132</text:p>
          </table:table-cell>
          <table:table-cell office:value-type="percentage" office:value="0.83437332269030151" table:style-name="ce39">
            <text:p>83,4%</text:p>
          </table:table-cell>
          <table:table-cell office:value-type="float" office:value="175722" table:style-name="ce38">
            <text:p>175.722</text:p>
          </table:table-cell>
          <table:table-cell office:value-type="percentage" office:value="0.65621043904952892" table:style-name="ce39">
            <text:p>65,6%</text:p>
          </table:table-cell>
          <table:table-cell office:value-type="float" office:value="68196" table:style-name="ce38">
            <text:p>68.196</text:p>
          </table:table-cell>
          <table:table-cell office:value-type="percentage" office:value="0.32319460110139048" table:style-name="ce39">
            <text:p>32,3%</text:p>
          </table:table-cell>
          <table:table-cell office:value-type="float" office:value="6608" table:style-name="ce38">
            <text:p>6.608</text:p>
          </table:table-cell>
          <table:table-cell office:value-type="percentage" office:value="3.9965646962054409E-2" table:style-name="ce39">
            <text:p>4,0%</text:p>
          </table:table-cell>
          <table:table-cell office:value-type="float" office:value="1676744" table:style-name="ce38">
            <text:p>1.676.74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7047291836013554" table:style-name="ce39">
            <text:p>7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82" table:style-name="ce38">
            <text:p>135.582</text:p>
          </table:table-cell>
          <table:table-cell office:value-type="percentage" office:value="1" table:style-name="ce39">
            <text:p>100,0%</text:p>
          </table:table-cell>
          <table:table-cell office:value-type="float" office:value="156409" table:style-name="ce38">
            <text:p>156.409</text:p>
          </table:table-cell>
          <table:table-cell office:value-type="percentage" office:value="0.983079930358703" table:style-name="ce39">
            <text:p>98,3%</text:p>
          </table:table-cell>
          <table:table-cell office:value-type="float" office:value="209162" table:style-name="ce38">
            <text:p>209.162</text:p>
          </table:table-cell>
          <table:table-cell office:value-type="percentage" office:value="0.95750856054641009" table:style-name="ce39">
            <text:p>95,8%</text:p>
          </table:table-cell>
          <table:table-cell office:value-type="float" office:value="271044" table:style-name="ce38">
            <text:p>271.044</text:p>
          </table:table-cell>
          <table:table-cell office:value-type="percentage" office:value="0.88150696960432939" table:style-name="ce39">
            <text:p>88,2%</text:p>
          </table:table-cell>
          <table:table-cell office:value-type="float" office:value="264541" table:style-name="ce38">
            <text:p>264.541</text:p>
          </table:table-cell>
          <table:table-cell office:value-type="percentage" office:value="0.80017241118555371" table:style-name="ce39">
            <text:p>80,0%</text:p>
          </table:table-cell>
          <table:table-cell office:value-type="float" office:value="168368" table:style-name="ce38">
            <text:p>168.368</text:p>
          </table:table-cell>
          <table:table-cell office:value-type="percentage" office:value="0.63319806995836792" table:style-name="ce39">
            <text:p>63,3%</text:p>
          </table:table-cell>
          <table:table-cell office:value-type="float" office:value="109969" table:style-name="ce38">
            <text:p>109.969</text:p>
          </table:table-cell>
          <table:table-cell office:value-type="percentage" office:value="0.50423909504835185" table:style-name="ce39">
            <text:p>50,4%</text:p>
          </table:table-cell>
          <table:table-cell office:value-type="float" office:value="15662" table:style-name="ce38">
            <text:p>15.662</text:p>
          </table:table-cell>
          <table:table-cell office:value-type="percentage" office:value="9.0025981192375787E-2" table:style-name="ce39">
            <text:p>9,0%</text:p>
          </table:table-cell>
          <table:table-cell office:value-type="float" office:value="1330737" table:style-name="ce38">
            <text:p>1.330.73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3570807791311732" table:style-name="ce39">
            <text:p>7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0017" table:style-name="ce38">
            <text:p>450.017</text:p>
          </table:table-cell>
          <table:table-cell office:value-type="percentage" office:value="1" table:style-name="ce39">
            <text:p>100,0%</text:p>
          </table:table-cell>
          <table:table-cell office:value-type="float" office:value="607201" table:style-name="ce38">
            <text:p>607.201</text:p>
          </table:table-cell>
          <table:table-cell office:value-type="percentage" office:value="0.95578253779364453" table:style-name="ce39">
            <text:p>95,6%</text:p>
          </table:table-cell>
          <table:table-cell office:value-type="float" office:value="762700" table:style-name="ce38">
            <text:p>762.700</text:p>
          </table:table-cell>
          <table:table-cell office:value-type="percentage" office:value="0.91059523582112356" table:style-name="ce39">
            <text:p>91,1%</text:p>
          </table:table-cell>
          <table:table-cell office:value-type="float" office:value="929821" table:style-name="ce38">
            <text:p>929.821</text:p>
          </table:table-cell>
          <table:table-cell office:value-type="percentage" office:value="0.85165601128432467" table:style-name="ce39">
            <text:p>85,2%</text:p>
          </table:table-cell>
          <table:table-cell office:value-type="float" office:value="1021971" table:style-name="ce38">
            <text:p>1.021.971</text:p>
          </table:table-cell>
          <table:table-cell office:value-type="percentage" office:value="0.77612843695296396" table:style-name="ce39">
            <text:p>77,6%</text:p>
          </table:table-cell>
          <table:table-cell office:value-type="float" office:value="564361" table:style-name="ce38">
            <text:p>564.361</text:p>
          </table:table-cell>
          <table:table-cell office:value-type="percentage" office:value="0.5402382803077006" table:style-name="ce39">
            <text:p>54,0%</text:p>
          </table:table-cell>
          <table:table-cell office:value-type="float" office:value="374711" table:style-name="ce38">
            <text:p>374.711</text:p>
          </table:table-cell>
          <table:table-cell office:value-type="percentage" office:value="0.4466508132334448" table:style-name="ce39">
            <text:p>44,7%</text:p>
          </table:table-cell>
          <table:table-cell office:value-type="float" office:value="141985" table:style-name="ce38">
            <text:p>141.985</text:p>
          </table:table-cell>
          <table:table-cell office:value-type="percentage" office:value="0.21638579261955054" table:style-name="ce39">
            <text:p>21,6%</text:p>
          </table:table-cell>
          <table:table-cell office:value-type="float" office:value="4852767" table:style-name="ce38">
            <text:p>4.852.76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0653940678706417" table:style-name="ce39">
            <text:p>7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939" table:style-name="ce38">
            <text:p>291.939</text:p>
          </table:table-cell>
          <table:table-cell office:value-type="percentage" office:value="1" table:style-name="ce39">
            <text:p>100,0%</text:p>
          </table:table-cell>
          <table:table-cell office:value-type="float" office:value="429026" table:style-name="ce38">
            <text:p>429.026</text:p>
          </table:table-cell>
          <table:table-cell office:value-type="percentage" office:value="0.97982012597576407" table:style-name="ce39">
            <text:p>98,0%</text:p>
          </table:table-cell>
          <table:table-cell office:value-type="float" office:value="539679" table:style-name="ce38">
            <text:p>539.679</text:p>
          </table:table-cell>
          <table:table-cell office:value-type="percentage" office:value="0.92931458445261805" table:style-name="ce39">
            <text:p>92,9%</text:p>
          </table:table-cell>
          <table:table-cell office:value-type="float" office:value="695845" table:style-name="ce38">
            <text:p>695.845</text:p>
          </table:table-cell>
          <table:table-cell office:value-type="percentage" office:value="0.92491499785999298" table:style-name="ce39">
            <text:p>92,5%</text:p>
          </table:table-cell>
          <table:table-cell office:value-type="float" office:value="710709" table:style-name="ce38">
            <text:p>710.709</text:p>
          </table:table-cell>
          <table:table-cell office:value-type="percentage" office:value="0.83456906391353569" table:style-name="ce39">
            <text:p>83,5%</text:p>
          </table:table-cell>
          <table:table-cell office:value-type="float" office:value="387774" table:style-name="ce38">
            <text:p>387.774</text:p>
          </table:table-cell>
          <table:table-cell office:value-type="percentage" office:value="0.59771656346963975" table:style-name="ce39">
            <text:p>59,8%</text:p>
          </table:table-cell>
          <table:table-cell office:value-type="float" office:value="150501" table:style-name="ce38">
            <text:p>150.501</text:p>
          </table:table-cell>
          <table:table-cell office:value-type="percentage" office:value="0.29159740063472872" table:style-name="ce39">
            <text:p>29,2%</text:p>
          </table:table-cell>
          <table:table-cell office:value-type="float" office:value="25109" table:style-name="ce38">
            <text:p>25.109</text:p>
          </table:table-cell>
          <table:table-cell office:value-type="percentage" office:value="5.9145268543404371E-2" table:style-name="ce39">
            <text:p>5,9%</text:p>
          </table:table-cell>
          <table:table-cell office:value-type="float" office:value="3230582" table:style-name="ce38">
            <text:p>3.230.582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197530377352227" table:style-name="ce39">
            <text:p>7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13" table:style-name="ce38">
            <text:p>77.013</text:p>
          </table:table-cell>
          <table:table-cell office:value-type="percentage" office:value="1" table:style-name="ce39">
            <text:p>100,0%</text:p>
          </table:table-cell>
          <table:table-cell office:value-type="float" office:value="95002" table:style-name="ce38">
            <text:p>95.002</text:p>
          </table:table-cell>
          <table:table-cell office:value-type="percentage" office:value="1" table:style-name="ce39">
            <text:p>100,0%</text:p>
          </table:table-cell>
          <table:table-cell office:value-type="float" office:value="129046" table:style-name="ce38">
            <text:p>129.046</text:p>
          </table:table-cell>
          <table:table-cell office:value-type="percentage" office:value="1.0299209079227756" table:style-name="ce39">
            <text:p>103,0%</text:p>
          </table:table-cell>
          <table:table-cell office:value-type="float" office:value="157595" table:style-name="ce38">
            <text:p>157.595</text:p>
          </table:table-cell>
          <table:table-cell office:value-type="percentage" office:value="0.9313244610438729" table:style-name="ce39">
            <text:p>93,1%</text:p>
          </table:table-cell>
          <table:table-cell office:value-type="float" office:value="140670" table:style-name="ce38">
            <text:p>140.670</text:p>
          </table:table-cell>
          <table:table-cell office:value-type="percentage" office:value="0.88197675147654453" table:style-name="ce39">
            <text:p>88,2%</text:p>
          </table:table-cell>
          <table:table-cell office:value-type="float" office:value="99485" table:style-name="ce38">
            <text:p>99.485</text:p>
          </table:table-cell>
          <table:table-cell office:value-type="percentage" office:value="0.74532323436645465" table:style-name="ce39">
            <text:p>74,5%</text:p>
          </table:table-cell>
          <table:table-cell office:value-type="float" office:value="46819" table:style-name="ce38">
            <text:p>46.819</text:p>
          </table:table-cell>
          <table:table-cell office:value-type="percentage" office:value="0.41315743028591601" table:style-name="ce39">
            <text:p>41,3%</text:p>
          </table:table-cell>
          <table:table-cell office:value-type="float" office:value="4469" table:style-name="ce38">
            <text:p>4.469</text:p>
          </table:table-cell>
          <table:table-cell office:value-type="percentage" office:value="5.2731563421828907E-2" table:style-name="ce39">
            <text:p>5,3%</text:p>
          </table:table-cell>
          <table:table-cell office:value-type="float" office:value="750099" table:style-name="ce38">
            <text:p>750.099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8673158268454024" table:style-name="ce39">
            <text:p>7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759" table:style-name="ce38">
            <text:p>239.759</text:p>
          </table:table-cell>
          <table:table-cell office:value-type="percentage" office:value="1" table:style-name="ce39">
            <text:p>100,0%</text:p>
          </table:table-cell>
          <table:table-cell office:value-type="float" office:value="288866" table:style-name="ce38">
            <text:p>288.866</text:p>
          </table:table-cell>
          <table:table-cell office:value-type="percentage" office:value="0.99690780709685878" table:style-name="ce39">
            <text:p>99,7%</text:p>
          </table:table-cell>
          <table:table-cell office:value-type="float" office:value="337769" table:style-name="ce38">
            <text:p>337.769</text:p>
          </table:table-cell>
          <table:table-cell office:value-type="percentage" office:value="0.97360251580303636" table:style-name="ce39">
            <text:p>97,4%</text:p>
          </table:table-cell>
          <table:table-cell office:value-type="float" office:value="381246" table:style-name="ce38">
            <text:p>381.246</text:p>
          </table:table-cell>
          <table:table-cell office:value-type="percentage" office:value="0.93928635661473947" table:style-name="ce39">
            <text:p>93,9%</text:p>
          </table:table-cell>
          <table:table-cell office:value-type="float" office:value="389054" table:style-name="ce38">
            <text:p>389.054</text:p>
          </table:table-cell>
          <table:table-cell office:value-type="percentage" office:value="0.87778783045027198" table:style-name="ce39">
            <text:p>87,8%</text:p>
          </table:table-cell>
          <table:table-cell office:value-type="float" office:value="225156" table:style-name="ce38">
            <text:p>225.156</text:p>
          </table:table-cell>
          <table:table-cell office:value-type="percentage" office:value="0.69619799139167859" table:style-name="ce39">
            <text:p>69,6%</text:p>
          </table:table-cell>
          <table:table-cell office:value-type="float" office:value="44435" table:style-name="ce38">
            <text:p>44.435</text:p>
          </table:table-cell>
          <table:table-cell office:value-type="percentage" office:value="0.19237513042198276" table:style-name="ce39">
            <text:p>19,2%</text:p>
          </table:table-cell>
          <table:table-cell office:value-type="float" office:value="7926" table:style-name="ce38">
            <text:p>7.926</text:p>
          </table:table-cell>
          <table:table-cell office:value-type="percentage" office:value="4.4031620992516958E-2" table:style-name="ce39">
            <text:p>4,4%</text:p>
          </table:table-cell>
          <table:table-cell office:value-type="float" office:value="1914211" table:style-name="ce38">
            <text:p>1.914.21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798791361325762" table:style-name="ce39">
            <text:p>7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98" table:style-name="ce38">
            <text:p>23.098</text:p>
          </table:table-cell>
          <table:table-cell office:value-type="percentage" office:value="1" table:style-name="ce39">
            <text:p>100,0%</text:p>
          </table:table-cell>
          <table:table-cell office:value-type="float" office:value="28451" table:style-name="ce38">
            <text:p>28.451</text:p>
          </table:table-cell>
          <table:table-cell office:value-type="percentage" office:value="1" table:style-name="ce39">
            <text:p>100,0%</text:p>
          </table:table-cell>
          <table:table-cell office:value-type="float" office:value="36255" table:style-name="ce38">
            <text:p>36.255</text:p>
          </table:table-cell>
          <table:table-cell office:value-type="percentage" office:value="0.96121215334853383" table:style-name="ce39">
            <text:p>96,1%</text:p>
          </table:table-cell>
          <table:table-cell office:value-type="float" office:value="43477" table:style-name="ce38">
            <text:p>43.477</text:p>
          </table:table-cell>
          <table:table-cell office:value-type="percentage" office:value="0.91215592480698215" table:style-name="ce39">
            <text:p>91,2%</text:p>
          </table:table-cell>
          <table:table-cell office:value-type="float" office:value="43982" table:style-name="ce38">
            <text:p>43.982</text:p>
          </table:table-cell>
          <table:table-cell office:value-type="percentage" office:value="0.83067973634011372" table:style-name="ce39">
            <text:p>83,1%</text:p>
          </table:table-cell>
          <table:table-cell office:value-type="float" office:value="24150" table:style-name="ce38">
            <text:p>24.150</text:p>
          </table:table-cell>
          <table:table-cell office:value-type="percentage" office:value="0.61420687199572721" table:style-name="ce39">
            <text:p>61,4%</text:p>
          </table:table-cell>
          <table:table-cell office:value-type="float" office:value="9979" table:style-name="ce38">
            <text:p>9.979</text:p>
          </table:table-cell>
          <table:table-cell office:value-type="percentage" office:value="0.32763149254711404" table:style-name="ce39">
            <text:p>32,8%</text:p>
          </table:table-cell>
          <table:table-cell office:value-type="float" office:value="2321" table:style-name="ce38">
            <text:p>2.321</text:p>
          </table:table-cell>
          <table:table-cell office:value-type="percentage" office:value="9.0905530314898952E-2" table:style-name="ce39">
            <text:p>9,1%</text:p>
          </table:table-cell>
          <table:table-cell office:value-type="float" office:value="211713" table:style-name="ce38">
            <text:p>211.71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4554706483079203" table:style-name="ce39">
            <text:p>7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407" table:style-name="ce38">
            <text:p>369.407</text:p>
          </table:table-cell>
          <table:table-cell office:value-type="percentage" office:value="1" table:style-name="ce39">
            <text:p>100,0%</text:p>
          </table:table-cell>
          <table:table-cell office:value-type="float" office:value="506109" table:style-name="ce38">
            <text:p>506.109</text:p>
          </table:table-cell>
          <table:table-cell office:value-type="percentage" office:value="0.96203626437753886" table:style-name="ce39">
            <text:p>96,2%</text:p>
          </table:table-cell>
          <table:table-cell office:value-type="float" office:value="665711" table:style-name="ce38">
            <text:p>665.711</text:p>
          </table:table-cell>
          <table:table-cell office:value-type="percentage" office:value="0.94652243705950179" table:style-name="ce39">
            <text:p>94,7%</text:p>
          </table:table-cell>
          <table:table-cell office:value-type="float" office:value="907897" table:style-name="ce38">
            <text:p>907.897</text:p>
          </table:table-cell>
          <table:table-cell office:value-type="percentage" office:value="0.93329858766035179" table:style-name="ce39">
            <text:p>93,3%</text:p>
          </table:table-cell>
          <table:table-cell office:value-type="float" office:value="946113" table:style-name="ce38">
            <text:p>946.113</text:p>
          </table:table-cell>
          <table:table-cell office:value-type="percentage" office:value="0.81143784879726855" table:style-name="ce39">
            <text:p>81,1%</text:p>
          </table:table-cell>
          <table:table-cell office:value-type="float" office:value="573554" table:style-name="ce38">
            <text:p>573.554</text:p>
          </table:table-cell>
          <table:table-cell office:value-type="percentage" office:value="0.60396992544543193" table:style-name="ce39">
            <text:p>60,4%</text:p>
          </table:table-cell>
          <table:table-cell office:value-type="float" office:value="337542" table:style-name="ce38">
            <text:p>337.542</text:p>
          </table:table-cell>
          <table:table-cell office:value-type="percentage" office:value="0.4546173271827334" table:style-name="ce39">
            <text:p>45,5%</text:p>
          </table:table-cell>
          <table:table-cell office:value-type="float" office:value="78862" table:style-name="ce38">
            <text:p>78.862</text:p>
          </table:table-cell>
          <table:table-cell office:value-type="percentage" office:value="0.14246796087740407" table:style-name="ce39">
            <text:p>14,2%</text:p>
          </table:table-cell>
          <table:table-cell office:value-type="float" office:value="4385195" table:style-name="ce38">
            <text:p>4.385.195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3356326772931868" table:style-name="ce39">
            <text:p>7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20" table:style-name="ce38">
            <text:p>72.520</text:p>
          </table:table-cell>
          <table:table-cell office:value-type="percentage" office:value="1" table:style-name="ce39">
            <text:p>100,0%</text:p>
          </table:table-cell>
          <table:table-cell office:value-type="float" office:value="99981" table:style-name="ce38">
            <text:p>99.981</text:p>
          </table:table-cell>
          <table:table-cell office:value-type="percentage" office:value="0.97164209564718806" table:style-name="ce39">
            <text:p>97,2%</text:p>
          </table:table-cell>
          <table:table-cell office:value-type="float" office:value="134459" table:style-name="ce38">
            <text:p>134.459</text:p>
          </table:table-cell>
          <table:table-cell office:value-type="percentage" office:value="0.91525366042924527" table:style-name="ce39">
            <text:p>91,5%</text:p>
          </table:table-cell>
          <table:table-cell office:value-type="float" office:value="190123" table:style-name="ce38">
            <text:p>190.123</text:p>
          </table:table-cell>
          <table:table-cell office:value-type="percentage" office:value="0.89152474021832917" table:style-name="ce39">
            <text:p>89,2%</text:p>
          </table:table-cell>
          <table:table-cell office:value-type="float" office:value="202694" table:style-name="ce38">
            <text:p>202.694</text:p>
          </table:table-cell>
          <table:table-cell office:value-type="percentage" office:value="0.79751492187899609" table:style-name="ce39">
            <text:p>79,8%</text:p>
          </table:table-cell>
          <table:table-cell office:value-type="float" office:value="126188" table:style-name="ce38">
            <text:p>126.188</text:p>
          </table:table-cell>
          <table:table-cell office:value-type="percentage" office:value="0.60376166849279678" table:style-name="ce39">
            <text:p>60,4%</text:p>
          </table:table-cell>
          <table:table-cell office:value-type="float" office:value="76670" table:style-name="ce38">
            <text:p>76.670</text:p>
          </table:table-cell>
          <table:table-cell office:value-type="percentage" office:value="0.44511402164321212" table:style-name="ce39">
            <text:p>44,5%</text:p>
          </table:table-cell>
          <table:table-cell office:value-type="float" office:value="2100" table:style-name="ce38">
            <text:p>2.100</text:p>
          </table:table-cell>
          <table:table-cell office:value-type="percentage" office:value="1.4799780117552539E-2" table:style-name="ce39">
            <text:p>1,5%</text:p>
          </table:table-cell>
          <table:table-cell office:value-type="float" office:value="904735" table:style-name="ce38">
            <text:p>904.73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9056518516765808" table:style-name="ce39">
            <text:p>6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52" table:style-name="ce38">
            <text:p>41.952</text:p>
          </table:table-cell>
          <table:table-cell office:value-type="percentage" office:value="1" table:style-name="ce39">
            <text:p>100,0%</text:p>
          </table:table-cell>
          <table:table-cell office:value-type="float" office:value="55554" table:style-name="ce38">
            <text:p>55.554</text:p>
          </table:table-cell>
          <table:table-cell office:value-type="percentage" office:value="0.99573415543447086" table:style-name="ce39">
            <text:p>99,6%</text:p>
          </table:table-cell>
          <table:table-cell office:value-type="float" office:value="69515" table:style-name="ce38">
            <text:p>69.515</text:p>
          </table:table-cell>
          <table:table-cell office:value-type="percentage" office:value="0.94137641514544179" table:style-name="ce39">
            <text:p>94,1%</text:p>
          </table:table-cell>
          <table:table-cell office:value-type="float" office:value="87947" table:style-name="ce38">
            <text:p>87.947</text:p>
          </table:table-cell>
          <table:table-cell office:value-type="percentage" office:value="0.909539371625954" table:style-name="ce39">
            <text:p>91,0%</text:p>
          </table:table-cell>
          <table:table-cell office:value-type="float" office:value="88811" table:style-name="ce38">
            <text:p>88.811</text:p>
          </table:table-cell>
          <table:table-cell office:value-type="percentage" office:value="0.82230884613247901" table:style-name="ce39">
            <text:p>82,2%</text:p>
          </table:table-cell>
          <table:table-cell office:value-type="float" office:value="52350" table:style-name="ce38">
            <text:p>52.350</text:p>
          </table:table-cell>
          <table:table-cell office:value-type="percentage" office:value="0.64358687500768375" table:style-name="ce39">
            <text:p>64,4%</text:p>
          </table:table-cell>
          <table:table-cell office:value-type="float" office:value="33715" table:style-name="ce38">
            <text:p>33.715</text:p>
          </table:table-cell>
          <table:table-cell office:value-type="percentage" office:value="0.49488455384796043" table:style-name="ce39">
            <text:p>49,5%</text:p>
          </table:table-cell>
          <table:table-cell office:value-type="float" office:value="7705" table:style-name="ce38">
            <text:p>7.705</text:p>
          </table:table-cell>
          <table:table-cell office:value-type="percentage" office:value="0.13664254805987089" table:style-name="ce39">
            <text:p>13,7%</text:p>
          </table:table-cell>
          <table:table-cell office:value-type="float" office:value="437549" table:style-name="ce38">
            <text:p>437.549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5263780760087662" table:style-name="ce39">
            <text:p>75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39" table:style-name="ce38">
            <text:p>161.439</text:p>
          </table:table-cell>
          <table:table-cell office:value-type="percentage" office:value="1.0220892687559355" table:style-name="ce39">
            <text:p>102,2%</text:p>
          </table:table-cell>
          <table:table-cell office:value-type="float" office:value="211525" table:style-name="ce38">
            <text:p>211.525</text:p>
          </table:table-cell>
          <table:table-cell office:value-type="percentage" office:value="0.9926976126449566" table:style-name="ce39">
            <text:p>99,3%</text:p>
          </table:table-cell>
          <table:table-cell office:value-type="float" office:value="269590" table:style-name="ce38">
            <text:p>269.590</text:p>
          </table:table-cell>
          <table:table-cell office:value-type="percentage" office:value="0.96241240330002609" table:style-name="ce39">
            <text:p>96,2%</text:p>
          </table:table-cell>
          <table:table-cell office:value-type="float" office:value="311000" table:style-name="ce38">
            <text:p>311.000</text:p>
          </table:table-cell>
          <table:table-cell office:value-type="percentage" office:value="0.91476776370166213" table:style-name="ce39">
            <text:p>91,5%</text:p>
          </table:table-cell>
          <table:table-cell office:value-type="float" office:value="300915" table:style-name="ce38">
            <text:p>300.915</text:p>
          </table:table-cell>
          <table:table-cell office:value-type="percentage" office:value="0.83095161170067355" table:style-name="ce39">
            <text:p>83,1%</text:p>
          </table:table-cell>
          <table:table-cell office:value-type="float" office:value="154099" table:style-name="ce38">
            <text:p>154.099</text:p>
          </table:table-cell>
          <table:table-cell office:value-type="percentage" office:value="0.59145323420702145" table:style-name="ce39">
            <text:p>59,1%</text:p>
          </table:table-cell>
          <table:table-cell office:value-type="float" office:value="64891" table:style-name="ce38">
            <text:p>64.891</text:p>
          </table:table-cell>
          <table:table-cell office:value-type="percentage" office:value="0.32198537219526235" table:style-name="ce39">
            <text:p>32,2%</text:p>
          </table:table-cell>
          <table:table-cell office:value-type="float" office:value="20702" table:style-name="ce38">
            <text:p>20.702</text:p>
          </table:table-cell>
          <table:table-cell office:value-type="percentage" office:value="0.1227832935957202" table:style-name="ce39">
            <text:p>12,3%</text:p>
          </table:table-cell>
          <table:table-cell office:value-type="float" office:value="1494161" table:style-name="ce38">
            <text:p>1.494.161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5312697995859756" table:style-name="ce39">
            <text:p>75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1" table:style-name="ce38">
            <text:p>2.351</text:p>
          </table:table-cell>
          <table:table-cell office:value-type="percentage" office:value="0.90249520153550866" table:style-name="ce39">
            <text:p>90,2%</text:p>
          </table:table-cell>
          <table:table-cell office:value-type="float" office:value="3812" table:style-name="ce38">
            <text:p>3.812</text:p>
          </table:table-cell>
          <table:table-cell office:value-type="percentage" office:value="0.88281611857341358" table:style-name="ce39">
            <text:p>88,3%</text:p>
          </table:table-cell>
          <table:table-cell office:value-type="float" office:value="7188" table:style-name="ce38">
            <text:p>7.188</text:p>
          </table:table-cell>
          <table:table-cell office:value-type="percentage" office:value="0.91485299732722414" table:style-name="ce39">
            <text:p>91,5%</text:p>
          </table:table-cell>
          <table:table-cell office:value-type="float" office:value="9908" table:style-name="ce38">
            <text:p>9.908</text:p>
          </table:table-cell>
          <table:table-cell office:value-type="percentage" office:value="0.85739010038075458" table:style-name="ce39">
            <text:p>85,7%</text:p>
          </table:table-cell>
          <table:table-cell office:value-type="float" office:value="9951" table:style-name="ce38">
            <text:p>9.951</text:p>
          </table:table-cell>
          <table:table-cell office:value-type="percentage" office:value="0.78713811105837683" table:style-name="ce39">
            <text:p>78,7%</text:p>
          </table:table-cell>
          <table:table-cell office:value-type="float" office:value="7465" table:style-name="ce38">
            <text:p>7.465</text:p>
          </table:table-cell>
          <table:table-cell office:value-type="percentage" office:value="0.62762737514713296" table:style-name="ce39">
            <text:p>62,8%</text:p>
          </table:table-cell>
          <table:table-cell office:value-type="float" office:value="6538" table:style-name="ce38">
            <text:p>6.538</text:p>
          </table:table-cell>
          <table:table-cell office:value-type="percentage" office:value="0.59615209264156099" table:style-name="ce39">
            <text:p>59,6%</text:p>
          </table:table-cell>
          <table:table-cell office:value-type="float" office:value="2964" table:style-name="ce38">
            <text:p>2.964</text:p>
          </table:table-cell>
          <table:table-cell office:value-type="percentage" office:value="0.3247863247863248" table:style-name="ce39">
            <text:p>32,5%</text:p>
          </table:table-cell>
          <table:table-cell office:value-type="float" office:value="50177" table:style-name="ce38">
            <text:p>50.177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0706686394701612" table:style-name="ce39">
            <text:p>70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4" table:style-name="ce38">
            <text:p>1.944</text:p>
          </table:table-cell>
          <table:table-cell office:value-type="percentage" office:value="0.82758620689655171" table:style-name="ce39">
            <text:p>82,8%</text:p>
          </table:table-cell>
          <table:table-cell office:value-type="float" office:value="3198" table:style-name="ce38">
            <text:p>3.198</text:p>
          </table:table-cell>
          <table:table-cell office:value-type="percentage" office:value="0.8532550693703308" table:style-name="ce39">
            <text:p>85,3%</text:p>
          </table:table-cell>
          <table:table-cell office:value-type="float" office:value="6836" table:style-name="ce38">
            <text:p>6.836</text:p>
          </table:table-cell>
          <table:table-cell office:value-type="percentage" office:value="0.87338699373961926" table:style-name="ce39">
            <text:p>87,3%</text:p>
          </table:table-cell>
          <table:table-cell office:value-type="float" office:value="9186" table:style-name="ce38">
            <text:p>9.186</text:p>
          </table:table-cell>
          <table:table-cell office:value-type="percentage" office:value="0.81299230020355784" table:style-name="ce39">
            <text:p>81,3%</text:p>
          </table:table-cell>
          <table:table-cell office:value-type="float" office:value="9363" table:style-name="ce38">
            <text:p>9.363</text:p>
          </table:table-cell>
          <table:table-cell office:value-type="percentage" office:value="0.78011998000333282" table:style-name="ce39">
            <text:p>78,0%</text:p>
          </table:table-cell>
          <table:table-cell office:value-type="float" office:value="7453" table:style-name="ce38">
            <text:p>7.453</text:p>
          </table:table-cell>
          <table:table-cell office:value-type="percentage" office:value="0.61427511744828156" table:style-name="ce39">
            <text:p>61,4%</text:p>
          </table:table-cell>
          <table:table-cell office:value-type="float" office:value="6679" table:style-name="ce38">
            <text:p>6.679</text:p>
          </table:table-cell>
          <table:table-cell office:value-type="percentage" office:value="0.55681533972488539" table:style-name="ce39">
            <text:p>55,7%</text:p>
          </table:table-cell>
          <table:table-cell office:value-type="float" office:value="3199" table:style-name="ce38">
            <text:p>3.199</text:p>
          </table:table-cell>
          <table:table-cell office:value-type="percentage" office:value="0.33413411322331316" table:style-name="ce39">
            <text:p>33,4%</text:p>
          </table:table-cell>
          <table:table-cell office:value-type="float" office:value="47858" table:style-name="ce38">
            <text:p>47.85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7475009516827156" table:style-name="ce39">
            <text:p>67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387" table:style-name="ce38">
            <text:p>3.387</text:p>
          </table:table-cell>
          <table:table-cell office:value-type="string" table:style-name="ce39">
            <text:p>-</text:p>
          </table:table-cell>
          <table:table-cell office:value-type="float" office:value="8995" table:style-name="ce38">
            <text:p>8.995</text:p>
          </table:table-cell>
          <table:table-cell office:value-type="string" table:style-name="ce39">
            <text:p>-</text:p>
          </table:table-cell>
          <table:table-cell office:value-type="float" office:value="20572" table:style-name="ce38">
            <text:p>20.572</text:p>
          </table:table-cell>
          <table:table-cell office:value-type="string" table:style-name="ce39">
            <text:p>-</text:p>
          </table:table-cell>
          <table:table-cell office:value-type="float" office:value="29110" table:style-name="ce38">
            <text:p>29.110</text:p>
          </table:table-cell>
          <table:table-cell office:value-type="string" table:style-name="ce39">
            <text:p>-</text:p>
          </table:table-cell>
          <table:table-cell office:value-type="float" office:value="21788" table:style-name="ce38">
            <text:p>21.788</text:p>
          </table:table-cell>
          <table:table-cell office:value-type="string" table:style-name="ce39">
            <text:p>-</text:p>
          </table:table-cell>
          <table:table-cell office:value-type="float" office:value="843" table:style-name="ce38">
            <text:p>843</text:p>
          </table:table-cell>
          <table:table-cell office:value-type="string" table:style-name="ce39">
            <text:p>-</text:p>
          </table:table-cell>
          <table:table-cell office:value-type="float" office:value="84737" table:style-name="ce38">
            <text:p>84.73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47" table:style-name="ce41">
            <text:p>147</text:p>
          </table:table-cell>
          <table:table-cell office:value-type="string" table:style-name="ce42">
            <text:p>-</text:p>
          </table:table-cell>
          <table:table-cell office:value-type="float" office:value="440" table:style-name="ce41">
            <text:p>440</text:p>
          </table:table-cell>
          <table:table-cell office:value-type="string" table:style-name="ce42">
            <text:p>-</text:p>
          </table:table-cell>
          <table:table-cell office:value-type="float" office:value="798" table:style-name="ce41">
            <text:p>798</text:p>
          </table:table-cell>
          <table:table-cell office:value-type="string" table:style-name="ce42">
            <text:p>-</text:p>
          </table:table-cell>
          <table:table-cell office:value-type="float" office:value="845" table:style-name="ce41">
            <text:p>845</text:p>
          </table:table-cell>
          <table:table-cell office:value-type="string" table:style-name="ce42">
            <text:p>-</text:p>
          </table:table-cell>
          <table:table-cell office:value-type="float" office:value="754" table:style-name="ce41">
            <text:p>754</text:p>
          </table:table-cell>
          <table:table-cell office:value-type="string" table:style-name="ce42">
            <text:p>-</text:p>
          </table:table-cell>
          <table:table-cell office:value-type="float" office:value="69" table:style-name="ce41">
            <text:p>69</text:p>
          </table:table-cell>
          <table:table-cell office:value-type="string" table:style-name="ce42">
            <text:p>-</text:p>
          </table:table-cell>
          <table:table-cell office:value-type="float" office:value="3088" table:style-name="ce41">
            <text:p>3.08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9541" table:style-name="ce45">
            <text:p>2.889.541</text:p>
          </table:table-cell>
          <table:table-cell office:value-type="percentage" office:value="1" table:style-name="ce46">
            <text:p>100,0%</text:p>
          </table:table-cell>
          <table:table-cell office:value-type="float" office:value="3891862" table:style-name="ce45">
            <text:p>3.891.862</text:p>
          </table:table-cell>
          <table:table-cell office:value-type="percentage" office:value="0.98278226636313482" table:style-name="ce46">
            <text:p>98,3%</text:p>
          </table:table-cell>
          <table:table-cell office:value-type="float" office:value="5042951" table:style-name="ce45">
            <text:p>5.042.951</text:p>
          </table:table-cell>
          <table:table-cell office:value-type="percentage" office:value="0.94490616988689868" table:style-name="ce46">
            <text:p>94,5%</text:p>
          </table:table-cell>
          <table:table-cell office:value-type="float" office:value="6370157" table:style-name="ce45">
            <text:p>6.370.157</text:p>
          </table:table-cell>
          <table:table-cell office:value-type="percentage" office:value="0.90571304589904089" table:style-name="ce46">
            <text:p>90,6%</text:p>
          </table:table-cell>
          <table:table-cell office:value-type="float" office:value="6464735" table:style-name="ce45">
            <text:p>6.464.735</text:p>
          </table:table-cell>
          <table:table-cell office:value-type="percentage" office:value="0.81917770447748073" table:style-name="ce46">
            <text:p>81,9%</text:p>
          </table:table-cell>
          <table:table-cell office:value-type="float" office:value="3854973" table:style-name="ce45">
            <text:p>3.854.973</text:p>
          </table:table-cell>
          <table:table-cell office:value-type="percentage" office:value="0.61873573828209827" table:style-name="ce46">
            <text:p>61,9%</text:p>
          </table:table-cell>
          <table:table-cell office:value-type="float" office:value="2088894" table:style-name="ce45">
            <text:p>2.088.894</text:p>
          </table:table-cell>
          <table:table-cell office:value-type="percentage" office:value="0.42245623543877814" table:style-name="ce46">
            <text:p>42,2%</text:p>
          </table:table-cell>
          <table:table-cell office:value-type="float" office:value="493357" table:style-name="ce45">
            <text:p>493.357</text:p>
          </table:table-cell>
          <table:table-cell office:value-type="percentage" office:value="0.12686984755261804" table:style-name="ce46">
            <text:p>12,7%</text:p>
          </table:table-cell>
          <table:table-cell office:value-type="float" office:value="31096470" table:style-name="ce45">
            <text:p>31.096.470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3828579590319776" table:style-name="ce46">
            <text:p>73,8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8-20T15:39:23Z</meta:creation-date>
    <dc:date>2021-08-20T15:39:48Z</dc:date>
  </office:meta>
</office:document-meta>
</file>